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2" table:style-name="ta1">
        <table:shapes>
          <draw:frame draw:z-index="0" draw:style-name="gr1" draw:text-style-name="P1" svg:width="159.99mm" svg:height="89.99mm" svg:x="79.48mm" svg:y="15.08mm">
            <loext:p draw:notify-on-update-of-ranges="Sheet2.B1:Sheet2.B101 Sheet2.C1:Sheet2.C1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-50" calcext:value-type="float">
            <text:p>-50</text:p>
          </table:table-cell>
          <table:table-cell table:formula="of:=3*PI()*[.A1]/50" office:value-type="float" office:value="-9.42477796076938" calcext:value-type="float">
            <text:p>-9.4247779608</text:p>
          </table:table-cell>
          <table:table-cell table:formula="of:=[.$F$7]+2*([.$F$8]*COS(1*[.B1])+[.$F$9]*COS(2*[.B1])+[.$F$10]*COS(3*[.B1])+[.$F$11]*COS(4*[.B1])+[.$F$12]*COS(5*[.B1])+[.$F$13]*COS(6*[.B1]))" office:value-type="float" office:value="-0.0517371360519039" calcext:value-type="float">
            <text:p>-0.0517371361</text:p>
          </table:table-cell>
          <table:table-cell table:number-columns-repeated="2"/>
          <table:table-cell table:formula="of:=[Sheet1.B15]" office:value-type="float" office:value="1.94908591625969E-017" calcext:value-type="float">
            <text:p>1.94908591625969E-17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table:formula="of:=3*PI()*[.A2]/50" office:value-type="float" office:value="-9.23628240155399" calcext:value-type="float">
            <text:p>-9.2362824016</text:p>
          </table:table-cell>
          <table:table-cell table:formula="of:=[.$F$7]+2*([.$F$8]*COS(1*[.B2])+[.$F$9]*COS(2*[.B2])+[.$F$10]*COS(3*[.B2])+[.$F$11]*COS(4*[.B2])+[.$F$12]*COS(5*[.B2])+[.$F$13]*COS(6*[.B2]))" office:value-type="float" office:value="-0.0210106780826715" calcext:value-type="float">
            <text:p>-0.0210106781</text:p>
          </table:table-cell>
          <table:table-cell table:number-columns-repeated="2"/>
          <table:table-cell table:formula="of:=[Sheet1.B16]" office:value-type="float" office:value="0.0636619772367581" calcext:value-type="float">
            <text:p>0.0636619772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table:formula="of:=3*PI()*[.A3]/50" office:value-type="float" office:value="-9.0477868423386" calcext:value-type="float">
            <text:p>-9.0477868423</text:p>
          </table:table-cell>
          <table:table-cell table:formula="of:=[.$F$7]+2*([.$F$8]*COS(1*[.B3])+[.$F$9]*COS(2*[.B3])+[.$F$10]*COS(3*[.B3])+[.$F$11]*COS(4*[.B3])+[.$F$12]*COS(5*[.B3])+[.$F$13]*COS(6*[.B3]))" office:value-type="float" office:value="0.037784342816093" calcext:value-type="float">
            <text:p>0.0377843428</text:p>
          </table:table-cell>
          <table:table-cell table:number-columns-repeated="2"/>
          <table:table-cell table:formula="of:=[Sheet1.B17]" office:value-type="float" office:value="-1.94908591625969E-017" calcext:value-type="float">
            <text:p>-1.94908591625969E-17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table:formula="of:=3*PI()*[.A4]/50" office:value-type="float" office:value="-8.85929128312322" calcext:value-type="float">
            <text:p>-8.8592912831</text:p>
          </table:table-cell>
          <table:table-cell table:formula="of:=[.$F$7]+2*([.$F$8]*COS(1*[.B4])+[.$F$9]*COS(2*[.B4])+[.$F$10]*COS(3*[.B4])+[.$F$11]*COS(4*[.B4])+[.$F$12]*COS(5*[.B4])+[.$F$13]*COS(6*[.B4]))" office:value-type="float" office:value="0.0569798866385534" calcext:value-type="float">
            <text:p>0.0569798866</text:p>
          </table:table-cell>
          <table:table-cell table:number-columns-repeated="2"/>
          <table:table-cell table:formula="of:=[Sheet1.B18]" office:value-type="float" office:value="-0.106103295394597" calcext:value-type="float">
            <text:p>-0.1061032954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table:formula="of:=3*PI()*[.A5]/50" office:value-type="float" office:value="-8.67079572390783" calcext:value-type="float">
            <text:p>-8.6707957239</text:p>
          </table:table-cell>
          <table:table-cell table:formula="of:=[.$F$7]+2*([.$F$8]*COS(1*[.B5])+[.$F$9]*COS(2*[.B5])+[.$F$10]*COS(3*[.B5])+[.$F$11]*COS(4*[.B5])+[.$F$12]*COS(5*[.B5])+[.$F$13]*COS(6*[.B5]))" office:value-type="float" office:value="0.00366582955615424" calcext:value-type="float">
            <text:p>0.0036658296</text:p>
          </table:table-cell>
          <table:table-cell table:number-columns-repeated="2"/>
          <table:table-cell table:formula="of:=[Sheet1.B19]" office:value-type="float" office:value="1.94908591625969E-017" calcext:value-type="float">
            <text:p>1.94908591625969E-17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table:formula="of:=3*PI()*[.A6]/50" office:value-type="float" office:value="-8.48230016469244" calcext:value-type="float">
            <text:p>-8.4823001647</text:p>
          </table:table-cell>
          <table:table-cell table:formula="of:=[.$F$7]+2*([.$F$8]*COS(1*[.B6])+[.$F$9]*COS(2*[.B6])+[.$F$10]*COS(3*[.B6])+[.$F$11]*COS(4*[.B6])+[.$F$12]*COS(5*[.B6])+[.$F$13]*COS(6*[.B6]))" office:value-type="float" office:value="-0.0760161744862977" calcext:value-type="float">
            <text:p>-0.0760161745</text:p>
          </table:table-cell>
          <table:table-cell table:number-columns-repeated="2"/>
          <table:table-cell table:formula="of:=[Sheet1.B20]" office:value-type="float" office:value="0.318309886183791" calcext:value-type="float">
            <text:p>0.3183098862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table:formula="of:=3*PI()*[.A7]/50" office:value-type="float" office:value="-8.29380460547706" calcext:value-type="float">
            <text:p>-8.2938046055</text:p>
          </table:table-cell>
          <table:table-cell table:formula="of:=[.$F$7]+2*([.$F$8]*COS(1*[.B7])+[.$F$9]*COS(2*[.B7])+[.$F$10]*COS(3*[.B7])+[.$F$11]*COS(4*[.B7])+[.$F$12]*COS(5*[.B7])+[.$F$13]*COS(6*[.B7]))" office:value-type="float" office:value="-0.0796064891540106" calcext:value-type="float">
            <text:p>-0.0796064892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1.B21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table:formula="of:=3*PI()*[.A8]/50" office:value-type="float" office:value="-8.10530904626167" calcext:value-type="float">
            <text:p>-8.1053090463</text:p>
          </table:table-cell>
          <table:table-cell table:formula="of:=[.$F$7]+2*([.$F$8]*COS(1*[.B8])+[.$F$9]*COS(2*[.B8])+[.$F$10]*COS(3*[.B8])+[.$F$11]*COS(4*[.B8])+[.$F$12]*COS(5*[.B8])+[.$F$13]*COS(6*[.B8]))" office:value-type="float" office:value="0.0753214164767493" calcext:value-type="float">
            <text:p>0.0753214165</text:p>
          </table:table-cell>
          <table:table-cell/>
          <table:table-cell office:value-type="float" office:value="1" calcext:value-type="float">
            <text:p>1</text:p>
          </table:table-cell>
          <table:table-cell table:formula="of:=[Sheet1.B22]" office:value-type="float" office:value="0.318309886183791" calcext:value-type="float">
            <text:p>0.3183098862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table:formula="of:=3*PI()*[.A9]/50" office:value-type="float" office:value="-7.91681348704628" calcext:value-type="float">
            <text:p>-7.916813487</text:p>
          </table:table-cell>
          <table:table-cell table:formula="of:=[.$F$7]+2*([.$F$8]*COS(1*[.B9])+[.$F$9]*COS(2*[.B9])+[.$F$10]*COS(3*[.B9])+[.$F$11]*COS(4*[.B9])+[.$F$12]*COS(5*[.B9])+[.$F$13]*COS(6*[.B9]))" office:value-type="float" office:value="0.380917498081233" calcext:value-type="float">
            <text:p>0.3809174981</text:p>
          </table:table-cell>
          <table:table-cell/>
          <table:table-cell office:value-type="float" office:value="2" calcext:value-type="float">
            <text:p>2</text:p>
          </table:table-cell>
          <table:table-cell table:formula="of:=[Sheet1.B23]" office:value-type="float" office:value="1.94908591625969E-017" calcext:value-type="float">
            <text:p>1.94908591625969E-17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table:formula="of:=3*PI()*[.A10]/50" office:value-type="float" office:value="-7.72831792783089" calcext:value-type="float">
            <text:p>-7.7283179278</text:p>
          </table:table-cell>
          <table:table-cell table:formula="of:=[.$F$7]+2*([.$F$8]*COS(1*[.B10])+[.$F$9]*COS(2*[.B10])+[.$F$10]*COS(3*[.B10])+[.$F$11]*COS(4*[.B10])+[.$F$12]*COS(5*[.B10])+[.$F$13]*COS(6*[.B10]))" office:value-type="float" office:value="0.732747213635905" calcext:value-type="float">
            <text:p>0.7327472136</text:p>
          </table:table-cell>
          <table:table-cell/>
          <table:table-cell office:value-type="float" office:value="3" calcext:value-type="float">
            <text:p>3</text:p>
          </table:table-cell>
          <table:table-cell table:formula="of:=[Sheet1.B24]" office:value-type="float" office:value="-0.106103295394597" calcext:value-type="float">
            <text:p>-0.1061032954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table:formula="of:=3*PI()*[.A11]/50" office:value-type="float" office:value="-7.5398223686155" calcext:value-type="float">
            <text:p>-7.5398223686</text:p>
          </table:table-cell>
          <table:table-cell table:formula="of:=[.$F$7]+2*([.$F$8]*COS(1*[.B11])+[.$F$9]*COS(2*[.B11])+[.$F$10]*COS(3*[.B11])+[.$F$11]*COS(4*[.B11])+[.$F$12]*COS(5*[.B11])+[.$F$13]*COS(6*[.B11]))" office:value-type="float" office:value="0.995729021357039" calcext:value-type="float">
            <text:p>0.9957290214</text:p>
          </table:table-cell>
          <table:table-cell/>
          <table:table-cell office:value-type="float" office:value="4" calcext:value-type="float">
            <text:p>4</text:p>
          </table:table-cell>
          <table:table-cell table:formula="of:=[Sheet1.B25]" office:value-type="float" office:value="-1.94908591625969E-017" calcext:value-type="float">
            <text:p>-1.94908591625969E-17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table:formula="of:=3*PI()*[.A12]/50" office:value-type="float" office:value="-7.35132680940012" calcext:value-type="float">
            <text:p>-7.3513268094</text:p>
          </table:table-cell>
          <table:table-cell table:formula="of:=[.$F$7]+2*([.$F$8]*COS(1*[.B12])+[.$F$9]*COS(2*[.B12])+[.$F$10]*COS(3*[.B12])+[.$F$11]*COS(4*[.B12])+[.$F$12]*COS(5*[.B12])+[.$F$13]*COS(6*[.B12]))" office:value-type="float" office:value="1.09332090660323" calcext:value-type="float">
            <text:p>1.0933209066</text:p>
          </table:table-cell>
          <table:table-cell/>
          <table:table-cell office:value-type="float" office:value="5" calcext:value-type="float">
            <text:p>5</text:p>
          </table:table-cell>
          <table:table-cell table:formula="of:=[Sheet1.B26]" office:value-type="float" office:value="0.0636619772367581" calcext:value-type="float">
            <text:p>0.0636619772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table:formula="of:=3*PI()*[.A13]/50" office:value-type="float" office:value="-7.16283125018473" calcext:value-type="float">
            <text:p>-7.1628312502</text:p>
          </table:table-cell>
          <table:table-cell table:formula="of:=[.$F$7]+2*([.$F$8]*COS(1*[.B13])+[.$F$9]*COS(2*[.B13])+[.$F$10]*COS(3*[.B13])+[.$F$11]*COS(4*[.B13])+[.$F$12]*COS(5*[.B13])+[.$F$13]*COS(6*[.B13]))" office:value-type="float" office:value="1.05240950259001" calcext:value-type="float">
            <text:p>1.0524095026</text:p>
          </table:table-cell>
          <table:table-cell/>
          <table:table-cell office:value-type="float" office:value="6" calcext:value-type="float">
            <text:p>6</text:p>
          </table:table-cell>
          <table:table-cell table:formula="of:=[Sheet1.B27]" office:value-type="float" office:value="1.94908591625969E-017" calcext:value-type="float">
            <text:p>1.94908591625969E-17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table:formula="of:=3*PI()*[.A14]/50" office:value-type="float" office:value="-6.97433569096934" calcext:value-type="float">
            <text:p>-6.974335691</text:p>
          </table:table-cell>
          <table:table-cell table:formula="of:=[.$F$7]+2*([.$F$8]*COS(1*[.B14])+[.$F$9]*COS(2*[.B14])+[.$F$10]*COS(3*[.B14])+[.$F$11]*COS(4*[.B14])+[.$F$12]*COS(5*[.B14])+[.$F$13]*COS(6*[.B14]))" office:value-type="float" office:value="0.971662993420918" calcext:value-type="float">
            <text:p>0.9716629934</text:p>
          </table:table-cell>
          <table:table-cell table:number-columns-repeated="3"/>
        </table:table-row>
        <table:table-row table:style-name="ro1">
          <table:table-cell office:value-type="float" office:value="-36" calcext:value-type="float">
            <text:p>-36</text:p>
          </table:table-cell>
          <table:table-cell table:formula="of:=3*PI()*[.A15]/50" office:value-type="float" office:value="-6.78584013175395" calcext:value-type="float">
            <text:p>-6.7858401318</text:p>
          </table:table-cell>
          <table:table-cell table:formula="of:=[.$F$7]+2*([.$F$8]*COS(1*[.B15])+[.$F$9]*COS(2*[.B15])+[.$F$10]*COS(3*[.B15])+[.$F$11]*COS(4*[.B15])+[.$F$12]*COS(5*[.B15])+[.$F$13]*COS(6*[.B15]))" office:value-type="float" office:value="0.94154235413042" calcext:value-type="float">
            <text:p>0.9415423541</text:p>
          </table:table-cell>
          <table:table-cell table:number-columns-repeated="3"/>
        </table:table-row>
        <table:table-row table:style-name="ro1">
          <table:table-cell office:value-type="float" office:value="-35" calcext:value-type="float">
            <text:p>-35</text:p>
          </table:table-cell>
          <table:table-cell table:formula="of:=3*PI()*[.A16]/50" office:value-type="float" office:value="-6.59734457253857" calcext:value-type="float">
            <text:p>-6.5973445725</text:p>
          </table:table-cell>
          <table:table-cell table:formula="of:=[.$F$7]+2*([.$F$8]*COS(1*[.B16])+[.$F$9]*COS(2*[.B16])+[.$F$10]*COS(3*[.B16])+[.$F$11]*COS(4*[.B16])+[.$F$12]*COS(5*[.B16])+[.$F$13]*COS(6*[.B16]))" office:value-type="float" office:value="0.980729478407373" calcext:value-type="float">
            <text:p>0.9807294784</text:p>
          </table:table-cell>
          <table:table-cell table:number-columns-repeated="3"/>
        </table:table-row>
        <table:table-row table:style-name="ro1">
          <table:table-cell office:value-type="float" office:value="-34" calcext:value-type="float">
            <text:p>-34</text:p>
          </table:table-cell>
          <table:table-cell table:formula="of:=3*PI()*[.A17]/50" office:value-type="float" office:value="-6.40884901332318" calcext:value-type="float">
            <text:p>-6.4088490133</text:p>
          </table:table-cell>
          <table:table-cell table:formula="of:=[.$F$7]+2*([.$F$8]*COS(1*[.B17])+[.$F$9]*COS(2*[.B17])+[.$F$10]*COS(3*[.B17])+[.$F$11]*COS(4*[.B17])+[.$F$12]*COS(5*[.B17])+[.$F$13]*COS(6*[.B17]))" office:value-type="float" office:value="1.03730238000715" calcext:value-type="float">
            <text:p>1.03730238</text:p>
          </table:table-cell>
          <table:table-cell table:number-columns-repeated="3"/>
        </table:table-row>
        <table:table-row table:style-name="ro1">
          <table:table-cell office:value-type="float" office:value="-33" calcext:value-type="float">
            <text:p>-33</text:p>
          </table:table-cell>
          <table:table-cell table:formula="of:=3*PI()*[.A18]/50" office:value-type="float" office:value="-6.22035345410779" calcext:value-type="float">
            <text:p>-6.2203534541</text:p>
          </table:table-cell>
          <table:table-cell table:formula="of:=[.$F$7]+2*([.$F$8]*COS(1*[.B18])+[.$F$9]*COS(2*[.B18])+[.$F$10]*COS(3*[.B18])+[.$F$11]*COS(4*[.B18])+[.$F$12]*COS(5*[.B18])+[.$F$13]*COS(6*[.B18]))" office:value-type="float" office:value="1.04800799659845" calcext:value-type="float">
            <text:p>1.0480079966</text:p>
          </table:table-cell>
          <table:table-cell table:number-columns-repeated="3"/>
        </table:table-row>
        <table:table-row table:style-name="ro1">
          <table:table-cell office:value-type="float" office:value="-32" calcext:value-type="float">
            <text:p>-32</text:p>
          </table:table-cell>
          <table:table-cell table:formula="of:=3*PI()*[.A19]/50" office:value-type="float" office:value="-6.0318578948924" calcext:value-type="float">
            <text:p>-6.0318578949</text:p>
          </table:table-cell>
          <table:table-cell table:formula="of:=[.$F$7]+2*([.$F$8]*COS(1*[.B19])+[.$F$9]*COS(2*[.B19])+[.$F$10]*COS(3*[.B19])+[.$F$11]*COS(4*[.B19])+[.$F$12]*COS(5*[.B19])+[.$F$13]*COS(6*[.B19]))" office:value-type="float" office:value="1.00127251006274" calcext:value-type="float">
            <text:p>1.0012725101</text:p>
          </table:table-cell>
          <table:table-cell table:number-columns-repeated="3"/>
        </table:table-row>
        <table:table-row table:style-name="ro1">
          <table:table-cell office:value-type="float" office:value="-31" calcext:value-type="float">
            <text:p>-31</text:p>
          </table:table-cell>
          <table:table-cell table:formula="of:=3*PI()*[.A20]/50" office:value-type="float" office:value="-5.84336233567702" calcext:value-type="float">
            <text:p>-5.8433623357</text:p>
          </table:table-cell>
          <table:table-cell table:formula="of:=[.$F$7]+2*([.$F$8]*COS(1*[.B20])+[.$F$9]*COS(2*[.B20])+[.$F$10]*COS(3*[.B20])+[.$F$11]*COS(4*[.B20])+[.$F$12]*COS(5*[.B20])+[.$F$13]*COS(6*[.B20]))" office:value-type="float" office:value="0.948418016350852" calcext:value-type="float">
            <text:p>0.9484180164</text:p>
          </table:table-cell>
          <table:table-cell table:number-columns-repeated="3"/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3*PI()*[.A21]/50" office:value-type="float" office:value="-5.65486677646163" calcext:value-type="float">
            <text:p>-5.6548667765</text:p>
          </table:table-cell>
          <table:table-cell table:formula="of:=[.$F$7]+2*([.$F$8]*COS(1*[.B21])+[.$F$9]*COS(2*[.B21])+[.$F$10]*COS(3*[.B21])+[.$F$11]*COS(4*[.B21])+[.$F$12]*COS(5*[.B21])+[.$F$13]*COS(6*[.B21]))" office:value-type="float" office:value="0.953287703199199" calcext:value-type="float">
            <text:p>0.9532877032</text:p>
          </table:table-cell>
          <table:table-cell table:number-columns-repeated="3"/>
        </table:table-row>
        <table:table-row table:style-name="ro1">
          <table:table-cell office:value-type="float" office:value="-29" calcext:value-type="float">
            <text:p>-29</text:p>
          </table:table-cell>
          <table:table-cell table:formula="of:=3*PI()*[.A22]/50" office:value-type="float" office:value="-5.46637121724624" calcext:value-type="float">
            <text:p>-5.4663712172</text:p>
          </table:table-cell>
          <table:table-cell table:formula="of:=[.$F$7]+2*([.$F$8]*COS(1*[.B22])+[.$F$9]*COS(2*[.B22])+[.$F$10]*COS(3*[.B22])+[.$F$11]*COS(4*[.B22])+[.$F$12]*COS(5*[.B22])+[.$F$13]*COS(6*[.B22]))" office:value-type="float" office:value="1.02446506845549" calcext:value-type="float">
            <text:p>1.0244650685</text:p>
          </table:table-cell>
          <table:table-cell table:number-columns-repeated="3"/>
        </table:table-row>
        <table:table-row table:style-name="ro1">
          <table:table-cell office:value-type="float" office:value="-28" calcext:value-type="float">
            <text:p>-28</text:p>
          </table:table-cell>
          <table:table-cell table:formula="of:=3*PI()*[.A23]/50" office:value-type="float" office:value="-5.27787565803085" calcext:value-type="float">
            <text:p>-5.277875658</text:p>
          </table:table-cell>
          <table:table-cell table:formula="of:=[.$F$7]+2*([.$F$8]*COS(1*[.B23])+[.$F$9]*COS(2*[.B23])+[.$F$10]*COS(3*[.B23])+[.$F$11]*COS(4*[.B23])+[.$F$12]*COS(5*[.B23])+[.$F$13]*COS(6*[.B23]))" office:value-type="float" office:value="1.0909964764091" calcext:value-type="float">
            <text:p>1.0909964764</text:p>
          </table:table-cell>
          <table:table-cell table:number-columns-repeated="3"/>
        </table:table-row>
        <table:table-row table:style-name="ro1">
          <table:table-cell office:value-type="float" office:value="-27" calcext:value-type="float">
            <text:p>-27</text:p>
          </table:table-cell>
          <table:table-cell table:formula="of:=3*PI()*[.A24]/50" office:value-type="float" office:value="-5.08938009881546" calcext:value-type="float">
            <text:p>-5.0893800988</text:p>
          </table:table-cell>
          <table:table-cell table:formula="of:=[.$F$7]+2*([.$F$8]*COS(1*[.B24])+[.$F$9]*COS(2*[.B24])+[.$F$10]*COS(3*[.B24])+[.$F$11]*COS(4*[.B24])+[.$F$12]*COS(5*[.B24])+[.$F$13]*COS(6*[.B24]))" office:value-type="float" office:value="1.04745790957319" calcext:value-type="float">
            <text:p>1.0474579096</text:p>
          </table:table-cell>
          <table:table-cell table:number-columns-repeated="3"/>
        </table:table-row>
        <table:table-row table:style-name="ro1">
          <table:table-cell office:value-type="float" office:value="-26" calcext:value-type="float">
            <text:p>-26</text:p>
          </table:table-cell>
          <table:table-cell table:formula="of:=3*PI()*[.A25]/50" office:value-type="float" office:value="-4.90088453960008" calcext:value-type="float">
            <text:p>-4.9008845396</text:p>
          </table:table-cell>
          <table:table-cell table:formula="of:=[.$F$7]+2*([.$F$8]*COS(1*[.B25])+[.$F$9]*COS(2*[.B25])+[.$F$10]*COS(3*[.B25])+[.$F$11]*COS(4*[.B25])+[.$F$12]*COS(5*[.B25])+[.$F$13]*COS(6*[.B25]))" office:value-type="float" office:value="0.836003870213591" calcext:value-type="float">
            <text:p>0.8360038702</text:p>
          </table:table-cell>
          <table:table-cell table:number-columns-repeated="3"/>
        </table:table-row>
        <table:table-row table:style-name="ro1">
          <table:table-cell office:value-type="float" office:value="-25" calcext:value-type="float">
            <text:p>-25</text:p>
          </table:table-cell>
          <table:table-cell table:formula="of:=3*PI()*[.A26]/50" office:value-type="float" office:value="-4.71238898038469" calcext:value-type="float">
            <text:p>-4.7123889804</text:p>
          </table:table-cell>
          <table:table-cell table:formula="of:=[.$F$7]+2*([.$F$8]*COS(1*[.B26])+[.$F$9]*COS(2*[.B26])+[.$F$10]*COS(3*[.B26])+[.$F$11]*COS(4*[.B26])+[.$F$12]*COS(5*[.B26])+[.$F$13]*COS(6*[.B26]))" office:value-type="float" office:value="0.499999999999999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-24" calcext:value-type="float">
            <text:p>-24</text:p>
          </table:table-cell>
          <table:table-cell table:formula="of:=3*PI()*[.A27]/50" office:value-type="float" office:value="-4.5238934211693" calcext:value-type="float">
            <text:p>-4.5238934212</text:p>
          </table:table-cell>
          <table:table-cell table:formula="of:=[.$F$7]+2*([.$F$8]*COS(1*[.B27])+[.$F$9]*COS(2*[.B27])+[.$F$10]*COS(3*[.B27])+[.$F$11]*COS(4*[.B27])+[.$F$12]*COS(5*[.B27])+[.$F$13]*COS(6*[.B27]))" office:value-type="float" office:value="0.163996129786408" calcext:value-type="float">
            <text:p>0.1639961298</text:p>
          </table:table-cell>
          <table:table-cell table:number-columns-repeated="3"/>
        </table:table-row>
        <table:table-row table:style-name="ro1">
          <table:table-cell office:value-type="float" office:value="-23" calcext:value-type="float">
            <text:p>-23</text:p>
          </table:table-cell>
          <table:table-cell table:formula="of:=3*PI()*[.A28]/50" office:value-type="float" office:value="-4.33539786195392" calcext:value-type="float">
            <text:p>-4.335397862</text:p>
          </table:table-cell>
          <table:table-cell table:formula="of:=[.$F$7]+2*([.$F$8]*COS(1*[.B28])+[.$F$9]*COS(2*[.B28])+[.$F$10]*COS(3*[.B28])+[.$F$11]*COS(4*[.B28])+[.$F$12]*COS(5*[.B28])+[.$F$13]*COS(6*[.B28]))" office:value-type="float" office:value="-0.0474579095731914" calcext:value-type="float">
            <text:p>-0.0474579096</text:p>
          </table:table-cell>
          <table:table-cell table:number-columns-repeated="3"/>
        </table:table-row>
        <table:table-row table:style-name="ro1">
          <table:table-cell office:value-type="float" office:value="-22" calcext:value-type="float">
            <text:p>-22</text:p>
          </table:table-cell>
          <table:table-cell table:formula="of:=3*PI()*[.A29]/50" office:value-type="float" office:value="-4.14690230273853" calcext:value-type="float">
            <text:p>-4.1469023027</text:p>
          </table:table-cell>
          <table:table-cell table:formula="of:=[.$F$7]+2*([.$F$8]*COS(1*[.B29])+[.$F$9]*COS(2*[.B29])+[.$F$10]*COS(3*[.B29])+[.$F$11]*COS(4*[.B29])+[.$F$12]*COS(5*[.B29])+[.$F$13]*COS(6*[.B29]))" office:value-type="float" office:value="-0.0909964764091029" calcext:value-type="float">
            <text:p>-0.0909964764</text:p>
          </table:table-cell>
          <table:table-cell table:number-columns-repeated="3"/>
        </table:table-row>
        <table:table-row table:style-name="ro1">
          <table:table-cell office:value-type="float" office:value="-21" calcext:value-type="float">
            <text:p>-21</text:p>
          </table:table-cell>
          <table:table-cell table:formula="of:=3*PI()*[.A30]/50" office:value-type="float" office:value="-3.95840674352314" calcext:value-type="float">
            <text:p>-3.9584067435</text:p>
          </table:table-cell>
          <table:table-cell table:formula="of:=[.$F$7]+2*([.$F$8]*COS(1*[.B30])+[.$F$9]*COS(2*[.B30])+[.$F$10]*COS(3*[.B30])+[.$F$11]*COS(4*[.B30])+[.$F$12]*COS(5*[.B30])+[.$F$13]*COS(6*[.B30]))" office:value-type="float" office:value="-0.024465068455494" calcext:value-type="float">
            <text:p>-0.0244650685</text:p>
          </table:table-cell>
          <table:table-cell table:number-columns-repeated="3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3*PI()*[.A31]/50" office:value-type="float" office:value="-3.76991118430775" calcext:value-type="float">
            <text:p>-3.7699111843</text:p>
          </table:table-cell>
          <table:table-cell table:formula="of:=[.$F$7]+2*([.$F$8]*COS(1*[.B31])+[.$F$9]*COS(2*[.B31])+[.$F$10]*COS(3*[.B31])+[.$F$11]*COS(4*[.B31])+[.$F$12]*COS(5*[.B31])+[.$F$13]*COS(6*[.B31]))" office:value-type="float" office:value="0.0467122968008015" calcext:value-type="float">
            <text:p>0.0467122968</text:p>
          </table:table-cell>
          <table:table-cell table:number-columns-repeated="3"/>
        </table:table-row>
        <table:table-row table:style-name="ro1">
          <table:table-cell office:value-type="float" office:value="-19" calcext:value-type="float">
            <text:p>-19</text:p>
          </table:table-cell>
          <table:table-cell table:formula="of:=3*PI()*[.A32]/50" office:value-type="float" office:value="-3.58141562509236" calcext:value-type="float">
            <text:p>-3.5814156251</text:p>
          </table:table-cell>
          <table:table-cell table:formula="of:=[.$F$7]+2*([.$F$8]*COS(1*[.B32])+[.$F$9]*COS(2*[.B32])+[.$F$10]*COS(3*[.B32])+[.$F$11]*COS(4*[.B32])+[.$F$12]*COS(5*[.B32])+[.$F$13]*COS(6*[.B32]))" office:value-type="float" office:value="0.0515819836491471" calcext:value-type="float">
            <text:p>0.0515819836</text:p>
          </table:table-cell>
          <table:table-cell table:number-columns-repeated="3"/>
        </table:table-row>
        <table:table-row table:style-name="ro1">
          <table:table-cell office:value-type="float" office:value="-18" calcext:value-type="float">
            <text:p>-18</text:p>
          </table:table-cell>
          <table:table-cell table:formula="of:=3*PI()*[.A33]/50" office:value-type="float" office:value="-3.39292006587698" calcext:value-type="float">
            <text:p>-3.3929200659</text:p>
          </table:table-cell>
          <table:table-cell table:formula="of:=[.$F$7]+2*([.$F$8]*COS(1*[.B33])+[.$F$9]*COS(2*[.B33])+[.$F$10]*COS(3*[.B33])+[.$F$11]*COS(4*[.B33])+[.$F$12]*COS(5*[.B33])+[.$F$13]*COS(6*[.B33]))" office:value-type="float" office:value="-0.00127251006274443" calcext:value-type="float">
            <text:p>-0.0012725101</text:p>
          </table:table-cell>
          <table:table-cell table:number-columns-repeated="3"/>
        </table:table-row>
        <table:table-row table:style-name="ro1">
          <table:table-cell office:value-type="float" office:value="-17" calcext:value-type="float">
            <text:p>-17</text:p>
          </table:table-cell>
          <table:table-cell table:formula="of:=3*PI()*[.A34]/50" office:value-type="float" office:value="-3.20442450666159" calcext:value-type="float">
            <text:p>-3.2044245067</text:p>
          </table:table-cell>
          <table:table-cell table:formula="of:=[.$F$7]+2*([.$F$8]*COS(1*[.B34])+[.$F$9]*COS(2*[.B34])+[.$F$10]*COS(3*[.B34])+[.$F$11]*COS(4*[.B34])+[.$F$12]*COS(5*[.B34])+[.$F$13]*COS(6*[.B34]))" office:value-type="float" office:value="-0.0480079965984483" calcext:value-type="float">
            <text:p>-0.0480079966</text:p>
          </table:table-cell>
          <table:table-cell table:number-columns-repeated="3"/>
        </table:table-row>
        <table:table-row table:style-name="ro1">
          <table:table-cell office:value-type="float" office:value="-16" calcext:value-type="float">
            <text:p>-16</text:p>
          </table:table-cell>
          <table:table-cell table:formula="of:=3*PI()*[.A35]/50" office:value-type="float" office:value="-3.0159289474462" calcext:value-type="float">
            <text:p>-3.0159289474</text:p>
          </table:table-cell>
          <table:table-cell table:formula="of:=[.$F$7]+2*([.$F$8]*COS(1*[.B35])+[.$F$9]*COS(2*[.B35])+[.$F$10]*COS(3*[.B35])+[.$F$11]*COS(4*[.B35])+[.$F$12]*COS(5*[.B35])+[.$F$13]*COS(6*[.B35]))" office:value-type="float" office:value="-0.037302380007148" calcext:value-type="float">
            <text:p>-0.03730238</text:p>
          </table:table-cell>
          <table:table-cell table:number-columns-repeated="3"/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3*PI()*[.A36]/50" office:value-type="float" office:value="-2.82743338823081" calcext:value-type="float">
            <text:p>-2.8274333882</text:p>
          </table:table-cell>
          <table:table-cell table:formula="of:=[.$F$7]+2*([.$F$8]*COS(1*[.B36])+[.$F$9]*COS(2*[.B36])+[.$F$10]*COS(3*[.B36])+[.$F$11]*COS(4*[.B36])+[.$F$12]*COS(5*[.B36])+[.$F$13]*COS(6*[.B36]))" office:value-type="float" office:value="0.0192705215926263" calcext:value-type="float">
            <text:p>0.0192705216</text:p>
          </table:table-cell>
          <table:table-cell table:number-columns-repeated="3"/>
        </table:table-row>
        <table:table-row table:style-name="ro1">
          <table:table-cell office:value-type="float" office:value="-14" calcext:value-type="float">
            <text:p>-14</text:p>
          </table:table-cell>
          <table:table-cell table:formula="of:=3*PI()*[.A37]/50" office:value-type="float" office:value="-2.63893782901543" calcext:value-type="float">
            <text:p>-2.638937829</text:p>
          </table:table-cell>
          <table:table-cell table:formula="of:=[.$F$7]+2*([.$F$8]*COS(1*[.B37])+[.$F$9]*COS(2*[.B37])+[.$F$10]*COS(3*[.B37])+[.$F$11]*COS(4*[.B37])+[.$F$12]*COS(5*[.B37])+[.$F$13]*COS(6*[.B37]))" office:value-type="float" office:value="0.0584576458695792" calcext:value-type="float">
            <text:p>0.0584576459</text:p>
          </table:table-cell>
          <table:table-cell table:number-columns-repeated="3"/>
        </table:table-row>
        <table:table-row table:style-name="ro1">
          <table:table-cell office:value-type="float" office:value="-13" calcext:value-type="float">
            <text:p>-13</text:p>
          </table:table-cell>
          <table:table-cell table:formula="of:=3*PI()*[.A38]/50" office:value-type="float" office:value="-2.45044226980004" calcext:value-type="float">
            <text:p>-2.4504422698</text:p>
          </table:table-cell>
          <table:table-cell table:formula="of:=[.$F$7]+2*([.$F$8]*COS(1*[.B38])+[.$F$9]*COS(2*[.B38])+[.$F$10]*COS(3*[.B38])+[.$F$11]*COS(4*[.B38])+[.$F$12]*COS(5*[.B38])+[.$F$13]*COS(6*[.B38]))" office:value-type="float" office:value="0.0283370065790817" calcext:value-type="float">
            <text:p>0.0283370066</text:p>
          </table:table-cell>
          <table:table-cell table:number-columns-repeated="3"/>
        </table:table-row>
        <table:table-row table:style-name="ro1">
          <table:table-cell office:value-type="float" office:value="-12" calcext:value-type="float">
            <text:p>-12</text:p>
          </table:table-cell>
          <table:table-cell table:formula="of:=3*PI()*[.A39]/50" office:value-type="float" office:value="-2.26194671058465" calcext:value-type="float">
            <text:p>-2.2619467106</text:p>
          </table:table-cell>
          <table:table-cell table:formula="of:=[.$F$7]+2*([.$F$8]*COS(1*[.B39])+[.$F$9]*COS(2*[.B39])+[.$F$10]*COS(3*[.B39])+[.$F$11]*COS(4*[.B39])+[.$F$12]*COS(5*[.B39])+[.$F$13]*COS(6*[.B39]))" office:value-type="float" office:value="-0.0524095025900129" calcext:value-type="float">
            <text:p>-0.0524095026</text:p>
          </table:table-cell>
          <table:table-cell table:number-columns-repeated="3"/>
        </table:table-row>
        <table:table-row table:style-name="ro1">
          <table:table-cell office:value-type="float" office:value="-11" calcext:value-type="float">
            <text:p>-11</text:p>
          </table:table-cell>
          <table:table-cell table:formula="of:=3*PI()*[.A40]/50" office:value-type="float" office:value="-2.07345115136926" calcext:value-type="float">
            <text:p>-2.0734511514</text:p>
          </table:table-cell>
          <table:table-cell table:formula="of:=[.$F$7]+2*([.$F$8]*COS(1*[.B40])+[.$F$9]*COS(2*[.B40])+[.$F$10]*COS(3*[.B40])+[.$F$11]*COS(4*[.B40])+[.$F$12]*COS(5*[.B40])+[.$F$13]*COS(6*[.B40]))" office:value-type="float" office:value="-0.0933209066032271" calcext:value-type="float">
            <text:p>-0.0933209066</text:p>
          </table:table-cell>
          <table:table-cell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3*PI()*[.A41]/50" office:value-type="float" office:value="-1.88495559215388" calcext:value-type="float">
            <text:p>-1.8849555922</text:p>
          </table:table-cell>
          <table:table-cell table:formula="of:=[.$F$7]+2*([.$F$8]*COS(1*[.B41])+[.$F$9]*COS(2*[.B41])+[.$F$10]*COS(3*[.B41])+[.$F$11]*COS(4*[.B41])+[.$F$12]*COS(5*[.B41])+[.$F$13]*COS(6*[.B41]))" office:value-type="float" office:value="0.00427097864296289" calcext:value-type="float">
            <text:p>0.0042709786</text:p>
          </table:table-cell>
          <table:table-cell table:number-columns-repeated="3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3*PI()*[.A42]/50" office:value-type="float" office:value="-1.69646003293849" calcext:value-type="float">
            <text:p>-1.6964600329</text:p>
          </table:table-cell>
          <table:table-cell table:formula="of:=[.$F$7]+2*([.$F$8]*COS(1*[.B42])+[.$F$9]*COS(2*[.B42])+[.$F$10]*COS(3*[.B42])+[.$F$11]*COS(4*[.B42])+[.$F$12]*COS(5*[.B42])+[.$F$13]*COS(6*[.B42]))" office:value-type="float" office:value="0.267252786364096" calcext:value-type="float">
            <text:p>0.2672527864</text:p>
          </table:table-cell>
          <table:table-cell table:number-columns-repeated="3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3*PI()*[.A43]/50" office:value-type="float" office:value="-1.5079644737231" calcext:value-type="float">
            <text:p>-1.5079644737</text:p>
          </table:table-cell>
          <table:table-cell table:formula="of:=[.$F$7]+2*([.$F$8]*COS(1*[.B43])+[.$F$9]*COS(2*[.B43])+[.$F$10]*COS(3*[.B43])+[.$F$11]*COS(4*[.B43])+[.$F$12]*COS(5*[.B43])+[.$F$13]*COS(6*[.B43]))" office:value-type="float" office:value="0.619082501918767" calcext:value-type="float">
            <text:p>0.6190825019</text:p>
          </table:table-cell>
          <table:table-cell table:number-columns-repeated="3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3*PI()*[.A44]/50" office:value-type="float" office:value="-1.31946891450771" calcext:value-type="float">
            <text:p>-1.3194689145</text:p>
          </table:table-cell>
          <table:table-cell table:formula="of:=[.$F$7]+2*([.$F$8]*COS(1*[.B44])+[.$F$9]*COS(2*[.B44])+[.$F$10]*COS(3*[.B44])+[.$F$11]*COS(4*[.B44])+[.$F$12]*COS(5*[.B44])+[.$F$13]*COS(6*[.B44]))" office:value-type="float" office:value="0.92467858352325" calcext:value-type="float">
            <text:p>0.9246785835</text:p>
          </table:table-cell>
          <table:table-cell table:number-columns-repeated="3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3*PI()*[.A45]/50" office:value-type="float" office:value="-1.13097335529233" calcext:value-type="float">
            <text:p>-1.1309733553</text:p>
          </table:table-cell>
          <table:table-cell table:formula="of:=[.$F$7]+2*([.$F$8]*COS(1*[.B45])+[.$F$9]*COS(2*[.B45])+[.$F$10]*COS(3*[.B45])+[.$F$11]*COS(4*[.B45])+[.$F$12]*COS(5*[.B45])+[.$F$13]*COS(6*[.B45]))" office:value-type="float" office:value="1.07960648915401" calcext:value-type="float">
            <text:p>1.0796064892</text:p>
          </table:table-cell>
          <table:table-cell table:number-columns-repeated="3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3*PI()*[.A46]/50" office:value-type="float" office:value="-0.942477796076938" calcext:value-type="float">
            <text:p>-0.9424777961</text:p>
          </table:table-cell>
          <table:table-cell table:formula="of:=[.$F$7]+2*([.$F$8]*COS(1*[.B46])+[.$F$9]*COS(2*[.B46])+[.$F$10]*COS(3*[.B46])+[.$F$11]*COS(4*[.B46])+[.$F$12]*COS(5*[.B46])+[.$F$13]*COS(6*[.B46]))" office:value-type="float" office:value="1.0760161744863" calcext:value-type="float">
            <text:p>1.0760161745</text:p>
          </table:table-cell>
          <table:table-cell table:number-columns-repeated="3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3*PI()*[.A47]/50" office:value-type="float" office:value="-0.75398223686155" calcext:value-type="float">
            <text:p>-0.7539822369</text:p>
          </table:table-cell>
          <table:table-cell table:formula="of:=[.$F$7]+2*([.$F$8]*COS(1*[.B47])+[.$F$9]*COS(2*[.B47])+[.$F$10]*COS(3*[.B47])+[.$F$11]*COS(4*[.B47])+[.$F$12]*COS(5*[.B47])+[.$F$13]*COS(6*[.B47]))" office:value-type="float" office:value="0.996334170443846" calcext:value-type="float">
            <text:p>0.9963341704</text:p>
          </table:table-cell>
          <table:table-cell table:number-columns-repeated="3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3*PI()*[.A48]/50" office:value-type="float" office:value="-0.565486677646163" calcext:value-type="float">
            <text:p>-0.5654866776</text:p>
          </table:table-cell>
          <table:table-cell table:formula="of:=[.$F$7]+2*([.$F$8]*COS(1*[.B48])+[.$F$9]*COS(2*[.B48])+[.$F$10]*COS(3*[.B48])+[.$F$11]*COS(4*[.B48])+[.$F$12]*COS(5*[.B48])+[.$F$13]*COS(6*[.B48]))" office:value-type="float" office:value="0.943020113361447" calcext:value-type="float">
            <text:p>0.9430201134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3*PI()*[.A49]/50" office:value-type="float" office:value="-0.376991118430775" calcext:value-type="float">
            <text:p>-0.3769911184</text:p>
          </table:table-cell>
          <table:table-cell table:formula="of:=[.$F$7]+2*([.$F$8]*COS(1*[.B49])+[.$F$9]*COS(2*[.B49])+[.$F$10]*COS(3*[.B49])+[.$F$11]*COS(4*[.B49])+[.$F$12]*COS(5*[.B49])+[.$F$13]*COS(6*[.B49]))" office:value-type="float" office:value="0.962215657183907" calcext:value-type="float">
            <text:p>0.9622156572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3*PI()*[.A50]/50" office:value-type="float" office:value="-0.188495559215388" calcext:value-type="float">
            <text:p>-0.1884955592</text:p>
          </table:table-cell>
          <table:table-cell table:formula="of:=[.$F$7]+2*([.$F$8]*COS(1*[.B50])+[.$F$9]*COS(2*[.B50])+[.$F$10]*COS(3*[.B50])+[.$F$11]*COS(4*[.B50])+[.$F$12]*COS(5*[.B50])+[.$F$13]*COS(6*[.B50]))" office:value-type="float" office:value="1.02101067808267" calcext:value-type="float">
            <text:p>1.021010678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3*PI()*[.A51]/50" office:value-type="float" office:value="0" calcext:value-type="float">
            <text:p>0</text:p>
          </table:table-cell>
          <table:table-cell table:formula="of:=[.$F$7]+2*([.$F$8]*COS(1*[.B51])+[.$F$9]*COS(2*[.B51])+[.$F$10]*COS(3*[.B51])+[.$F$11]*COS(4*[.B51])+[.$F$12]*COS(5*[.B51])+[.$F$13]*COS(6*[.B51]))" office:value-type="float" office:value="1.0517371360519" calcext:value-type="float">
            <text:p>1.051737136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3*PI()*[.A52]/50" office:value-type="float" office:value="0.188495559215388" calcext:value-type="float">
            <text:p>0.1884955592</text:p>
          </table:table-cell>
          <table:table-cell table:formula="of:=[.$F$7]+2*([.$F$8]*COS(1*[.B52])+[.$F$9]*COS(2*[.B52])+[.$F$10]*COS(3*[.B52])+[.$F$11]*COS(4*[.B52])+[.$F$12]*COS(5*[.B52])+[.$F$13]*COS(6*[.B52]))" office:value-type="float" office:value="1.02101067808267" calcext:value-type="float">
            <text:p>1.02101067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3*PI()*[.A53]/50" office:value-type="float" office:value="0.376991118430775" calcext:value-type="float">
            <text:p>0.3769911184</text:p>
          </table:table-cell>
          <table:table-cell table:formula="of:=[.$F$7]+2*([.$F$8]*COS(1*[.B53])+[.$F$9]*COS(2*[.B53])+[.$F$10]*COS(3*[.B53])+[.$F$11]*COS(4*[.B53])+[.$F$12]*COS(5*[.B53])+[.$F$13]*COS(6*[.B53]))" office:value-type="float" office:value="0.962215657183907" calcext:value-type="float">
            <text:p>0.962215657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3*PI()*[.A54]/50" office:value-type="float" office:value="0.565486677646163" calcext:value-type="float">
            <text:p>0.5654866776</text:p>
          </table:table-cell>
          <table:table-cell table:formula="of:=[.$F$7]+2*([.$F$8]*COS(1*[.B54])+[.$F$9]*COS(2*[.B54])+[.$F$10]*COS(3*[.B54])+[.$F$11]*COS(4*[.B54])+[.$F$12]*COS(5*[.B54])+[.$F$13]*COS(6*[.B54]))" office:value-type="float" office:value="0.943020113361447" calcext:value-type="float">
            <text:p>0.943020113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3*PI()*[.A55]/50" office:value-type="float" office:value="0.75398223686155" calcext:value-type="float">
            <text:p>0.7539822369</text:p>
          </table:table-cell>
          <table:table-cell table:formula="of:=[.$F$7]+2*([.$F$8]*COS(1*[.B55])+[.$F$9]*COS(2*[.B55])+[.$F$10]*COS(3*[.B55])+[.$F$11]*COS(4*[.B55])+[.$F$12]*COS(5*[.B55])+[.$F$13]*COS(6*[.B55]))" office:value-type="float" office:value="0.996334170443846" calcext:value-type="float">
            <text:p>0.996334170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3*PI()*[.A56]/50" office:value-type="float" office:value="0.942477796076938" calcext:value-type="float">
            <text:p>0.9424777961</text:p>
          </table:table-cell>
          <table:table-cell table:formula="of:=[.$F$7]+2*([.$F$8]*COS(1*[.B56])+[.$F$9]*COS(2*[.B56])+[.$F$10]*COS(3*[.B56])+[.$F$11]*COS(4*[.B56])+[.$F$12]*COS(5*[.B56])+[.$F$13]*COS(6*[.B56]))" office:value-type="float" office:value="1.0760161744863" calcext:value-type="float">
            <text:p>1.076016174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3*PI()*[.A57]/50" office:value-type="float" office:value="1.13097335529233" calcext:value-type="float">
            <text:p>1.1309733553</text:p>
          </table:table-cell>
          <table:table-cell table:formula="of:=[.$F$7]+2*([.$F$8]*COS(1*[.B57])+[.$F$9]*COS(2*[.B57])+[.$F$10]*COS(3*[.B57])+[.$F$11]*COS(4*[.B57])+[.$F$12]*COS(5*[.B57])+[.$F$13]*COS(6*[.B57]))" office:value-type="float" office:value="1.07960648915401" calcext:value-type="float">
            <text:p>1.079606489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*PI()*[.A58]/50" office:value-type="float" office:value="1.31946891450771" calcext:value-type="float">
            <text:p>1.3194689145</text:p>
          </table:table-cell>
          <table:table-cell table:formula="of:=[.$F$7]+2*([.$F$8]*COS(1*[.B58])+[.$F$9]*COS(2*[.B58])+[.$F$10]*COS(3*[.B58])+[.$F$11]*COS(4*[.B58])+[.$F$12]*COS(5*[.B58])+[.$F$13]*COS(6*[.B58]))" office:value-type="float" office:value="0.92467858352325" calcext:value-type="float">
            <text:p>0.924678583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3*PI()*[.A59]/50" office:value-type="float" office:value="1.5079644737231" calcext:value-type="float">
            <text:p>1.5079644737</text:p>
          </table:table-cell>
          <table:table-cell table:formula="of:=[.$F$7]+2*([.$F$8]*COS(1*[.B59])+[.$F$9]*COS(2*[.B59])+[.$F$10]*COS(3*[.B59])+[.$F$11]*COS(4*[.B59])+[.$F$12]*COS(5*[.B59])+[.$F$13]*COS(6*[.B59]))" office:value-type="float" office:value="0.619082501918767" calcext:value-type="float">
            <text:p>0.619082501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3*PI()*[.A60]/50" office:value-type="float" office:value="1.69646003293849" calcext:value-type="float">
            <text:p>1.6964600329</text:p>
          </table:table-cell>
          <table:table-cell table:formula="of:=[.$F$7]+2*([.$F$8]*COS(1*[.B60])+[.$F$9]*COS(2*[.B60])+[.$F$10]*COS(3*[.B60])+[.$F$11]*COS(4*[.B60])+[.$F$12]*COS(5*[.B60])+[.$F$13]*COS(6*[.B60]))" office:value-type="float" office:value="0.267252786364096" calcext:value-type="float">
            <text:p>0.267252786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3*PI()*[.A61]/50" office:value-type="float" office:value="1.88495559215388" calcext:value-type="float">
            <text:p>1.8849555922</text:p>
          </table:table-cell>
          <table:table-cell table:formula="of:=[.$F$7]+2*([.$F$8]*COS(1*[.B61])+[.$F$9]*COS(2*[.B61])+[.$F$10]*COS(3*[.B61])+[.$F$11]*COS(4*[.B61])+[.$F$12]*COS(5*[.B61])+[.$F$13]*COS(6*[.B61]))" office:value-type="float" office:value="0.00427097864296289" calcext:value-type="float">
            <text:p>0.004270978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3*PI()*[.A62]/50" office:value-type="float" office:value="2.07345115136926" calcext:value-type="float">
            <text:p>2.0734511514</text:p>
          </table:table-cell>
          <table:table-cell table:formula="of:=[.$F$7]+2*([.$F$8]*COS(1*[.B62])+[.$F$9]*COS(2*[.B62])+[.$F$10]*COS(3*[.B62])+[.$F$11]*COS(4*[.B62])+[.$F$12]*COS(5*[.B62])+[.$F$13]*COS(6*[.B62]))" office:value-type="float" office:value="-0.0933209066032271" calcext:value-type="float">
            <text:p>-0.093320906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3*PI()*[.A63]/50" office:value-type="float" office:value="2.26194671058465" calcext:value-type="float">
            <text:p>2.2619467106</text:p>
          </table:table-cell>
          <table:table-cell table:formula="of:=[.$F$7]+2*([.$F$8]*COS(1*[.B63])+[.$F$9]*COS(2*[.B63])+[.$F$10]*COS(3*[.B63])+[.$F$11]*COS(4*[.B63])+[.$F$12]*COS(5*[.B63])+[.$F$13]*COS(6*[.B63]))" office:value-type="float" office:value="-0.0524095025900129" calcext:value-type="float">
            <text:p>-0.052409502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3*PI()*[.A64]/50" office:value-type="float" office:value="2.45044226980004" calcext:value-type="float">
            <text:p>2.4504422698</text:p>
          </table:table-cell>
          <table:table-cell table:formula="of:=[.$F$7]+2*([.$F$8]*COS(1*[.B64])+[.$F$9]*COS(2*[.B64])+[.$F$10]*COS(3*[.B64])+[.$F$11]*COS(4*[.B64])+[.$F$12]*COS(5*[.B64])+[.$F$13]*COS(6*[.B64]))" office:value-type="float" office:value="0.0283370065790817" calcext:value-type="float">
            <text:p>0.028337006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3*PI()*[.A65]/50" office:value-type="float" office:value="2.63893782901543" calcext:value-type="float">
            <text:p>2.638937829</text:p>
          </table:table-cell>
          <table:table-cell table:formula="of:=[.$F$7]+2*([.$F$8]*COS(1*[.B65])+[.$F$9]*COS(2*[.B65])+[.$F$10]*COS(3*[.B65])+[.$F$11]*COS(4*[.B65])+[.$F$12]*COS(5*[.B65])+[.$F$13]*COS(6*[.B65]))" office:value-type="float" office:value="0.0584576458695792" calcext:value-type="float">
            <text:p>0.058457645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3*PI()*[.A66]/50" office:value-type="float" office:value="2.82743338823081" calcext:value-type="float">
            <text:p>2.8274333882</text:p>
          </table:table-cell>
          <table:table-cell table:formula="of:=[.$F$7]+2*([.$F$8]*COS(1*[.B66])+[.$F$9]*COS(2*[.B66])+[.$F$10]*COS(3*[.B66])+[.$F$11]*COS(4*[.B66])+[.$F$12]*COS(5*[.B66])+[.$F$13]*COS(6*[.B66]))" office:value-type="float" office:value="0.0192705215926263" calcext:value-type="float">
            <text:p>0.01927052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3*PI()*[.A67]/50" office:value-type="float" office:value="3.0159289474462" calcext:value-type="float">
            <text:p>3.0159289474</text:p>
          </table:table-cell>
          <table:table-cell table:formula="of:=[.$F$7]+2*([.$F$8]*COS(1*[.B67])+[.$F$9]*COS(2*[.B67])+[.$F$10]*COS(3*[.B67])+[.$F$11]*COS(4*[.B67])+[.$F$12]*COS(5*[.B67])+[.$F$13]*COS(6*[.B67]))" office:value-type="float" office:value="-0.037302380007148" calcext:value-type="float">
            <text:p>-0.0373023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3*PI()*[.A68]/50" office:value-type="float" office:value="3.20442450666159" calcext:value-type="float">
            <text:p>3.2044245067</text:p>
          </table:table-cell>
          <table:table-cell table:formula="of:=[.$F$7]+2*([.$F$8]*COS(1*[.B68])+[.$F$9]*COS(2*[.B68])+[.$F$10]*COS(3*[.B68])+[.$F$11]*COS(4*[.B68])+[.$F$12]*COS(5*[.B68])+[.$F$13]*COS(6*[.B68]))" office:value-type="float" office:value="-0.0480079965984483" calcext:value-type="float">
            <text:p>-0.048007996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3*PI()*[.A69]/50" office:value-type="float" office:value="3.39292006587698" calcext:value-type="float">
            <text:p>3.3929200659</text:p>
          </table:table-cell>
          <table:table-cell table:formula="of:=[.$F$7]+2*([.$F$8]*COS(1*[.B69])+[.$F$9]*COS(2*[.B69])+[.$F$10]*COS(3*[.B69])+[.$F$11]*COS(4*[.B69])+[.$F$12]*COS(5*[.B69])+[.$F$13]*COS(6*[.B69]))" office:value-type="float" office:value="-0.00127251006274443" calcext:value-type="float">
            <text:p>-0.001272510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3*PI()*[.A70]/50" office:value-type="float" office:value="3.58141562509236" calcext:value-type="float">
            <text:p>3.5814156251</text:p>
          </table:table-cell>
          <table:table-cell table:formula="of:=[.$F$7]+2*([.$F$8]*COS(1*[.B70])+[.$F$9]*COS(2*[.B70])+[.$F$10]*COS(3*[.B70])+[.$F$11]*COS(4*[.B70])+[.$F$12]*COS(5*[.B70])+[.$F$13]*COS(6*[.B70]))" office:value-type="float" office:value="0.0515819836491471" calcext:value-type="float">
            <text:p>0.051581983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3*PI()*[.A71]/50" office:value-type="float" office:value="3.76991118430775" calcext:value-type="float">
            <text:p>3.7699111843</text:p>
          </table:table-cell>
          <table:table-cell table:formula="of:=[.$F$7]+2*([.$F$8]*COS(1*[.B71])+[.$F$9]*COS(2*[.B71])+[.$F$10]*COS(3*[.B71])+[.$F$11]*COS(4*[.B71])+[.$F$12]*COS(5*[.B71])+[.$F$13]*COS(6*[.B71]))" office:value-type="float" office:value="0.0467122968008015" calcext:value-type="float">
            <text:p>0.046712296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3*PI()*[.A72]/50" office:value-type="float" office:value="3.95840674352314" calcext:value-type="float">
            <text:p>3.9584067435</text:p>
          </table:table-cell>
          <table:table-cell table:formula="of:=[.$F$7]+2*([.$F$8]*COS(1*[.B72])+[.$F$9]*COS(2*[.B72])+[.$F$10]*COS(3*[.B72])+[.$F$11]*COS(4*[.B72])+[.$F$12]*COS(5*[.B72])+[.$F$13]*COS(6*[.B72]))" office:value-type="float" office:value="-0.024465068455494" calcext:value-type="float">
            <text:p>-0.024465068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3*PI()*[.A73]/50" office:value-type="float" office:value="4.14690230273853" calcext:value-type="float">
            <text:p>4.1469023027</text:p>
          </table:table-cell>
          <table:table-cell table:formula="of:=[.$F$7]+2*([.$F$8]*COS(1*[.B73])+[.$F$9]*COS(2*[.B73])+[.$F$10]*COS(3*[.B73])+[.$F$11]*COS(4*[.B73])+[.$F$12]*COS(5*[.B73])+[.$F$13]*COS(6*[.B73]))" office:value-type="float" office:value="-0.0909964764091029" calcext:value-type="float">
            <text:p>-0.0909964764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3*PI()*[.A74]/50" office:value-type="float" office:value="4.33539786195392" calcext:value-type="float">
            <text:p>4.335397862</text:p>
          </table:table-cell>
          <table:table-cell table:formula="of:=[.$F$7]+2*([.$F$8]*COS(1*[.B74])+[.$F$9]*COS(2*[.B74])+[.$F$10]*COS(3*[.B74])+[.$F$11]*COS(4*[.B74])+[.$F$12]*COS(5*[.B74])+[.$F$13]*COS(6*[.B74]))" office:value-type="float" office:value="-0.0474579095731914" calcext:value-type="float">
            <text:p>-0.047457909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3*PI()*[.A75]/50" office:value-type="float" office:value="4.5238934211693" calcext:value-type="float">
            <text:p>4.5238934212</text:p>
          </table:table-cell>
          <table:table-cell table:formula="of:=[.$F$7]+2*([.$F$8]*COS(1*[.B75])+[.$F$9]*COS(2*[.B75])+[.$F$10]*COS(3*[.B75])+[.$F$11]*COS(4*[.B75])+[.$F$12]*COS(5*[.B75])+[.$F$13]*COS(6*[.B75]))" office:value-type="float" office:value="0.163996129786408" calcext:value-type="float">
            <text:p>0.1639961298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3*PI()*[.A76]/50" office:value-type="float" office:value="4.71238898038469" calcext:value-type="float">
            <text:p>4.7123889804</text:p>
          </table:table-cell>
          <table:table-cell table:formula="of:=[.$F$7]+2*([.$F$8]*COS(1*[.B76])+[.$F$9]*COS(2*[.B76])+[.$F$10]*COS(3*[.B76])+[.$F$11]*COS(4*[.B76])+[.$F$12]*COS(5*[.B76])+[.$F$13]*COS(6*[.B76]))" office:value-type="float" office:value="0.499999999999999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3*PI()*[.A77]/50" office:value-type="float" office:value="4.90088453960008" calcext:value-type="float">
            <text:p>4.9008845396</text:p>
          </table:table-cell>
          <table:table-cell table:formula="of:=[.$F$7]+2*([.$F$8]*COS(1*[.B77])+[.$F$9]*COS(2*[.B77])+[.$F$10]*COS(3*[.B77])+[.$F$11]*COS(4*[.B77])+[.$F$12]*COS(5*[.B77])+[.$F$13]*COS(6*[.B77]))" office:value-type="float" office:value="0.836003870213591" calcext:value-type="float">
            <text:p>0.836003870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3*PI()*[.A78]/50" office:value-type="float" office:value="5.08938009881546" calcext:value-type="float">
            <text:p>5.0893800988</text:p>
          </table:table-cell>
          <table:table-cell table:formula="of:=[.$F$7]+2*([.$F$8]*COS(1*[.B78])+[.$F$9]*COS(2*[.B78])+[.$F$10]*COS(3*[.B78])+[.$F$11]*COS(4*[.B78])+[.$F$12]*COS(5*[.B78])+[.$F$13]*COS(6*[.B78]))" office:value-type="float" office:value="1.04745790957319" calcext:value-type="float">
            <text:p>1.047457909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3*PI()*[.A79]/50" office:value-type="float" office:value="5.27787565803085" calcext:value-type="float">
            <text:p>5.277875658</text:p>
          </table:table-cell>
          <table:table-cell table:formula="of:=[.$F$7]+2*([.$F$8]*COS(1*[.B79])+[.$F$9]*COS(2*[.B79])+[.$F$10]*COS(3*[.B79])+[.$F$11]*COS(4*[.B79])+[.$F$12]*COS(5*[.B79])+[.$F$13]*COS(6*[.B79]))" office:value-type="float" office:value="1.0909964764091" calcext:value-type="float">
            <text:p>1.0909964764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3*PI()*[.A80]/50" office:value-type="float" office:value="5.46637121724624" calcext:value-type="float">
            <text:p>5.4663712172</text:p>
          </table:table-cell>
          <table:table-cell table:formula="of:=[.$F$7]+2*([.$F$8]*COS(1*[.B80])+[.$F$9]*COS(2*[.B80])+[.$F$10]*COS(3*[.B80])+[.$F$11]*COS(4*[.B80])+[.$F$12]*COS(5*[.B80])+[.$F$13]*COS(6*[.B80]))" office:value-type="float" office:value="1.02446506845549" calcext:value-type="float">
            <text:p>1.024465068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3*PI()*[.A81]/50" office:value-type="float" office:value="5.65486677646163" calcext:value-type="float">
            <text:p>5.6548667765</text:p>
          </table:table-cell>
          <table:table-cell table:formula="of:=[.$F$7]+2*([.$F$8]*COS(1*[.B81])+[.$F$9]*COS(2*[.B81])+[.$F$10]*COS(3*[.B81])+[.$F$11]*COS(4*[.B81])+[.$F$12]*COS(5*[.B81])+[.$F$13]*COS(6*[.B81]))" office:value-type="float" office:value="0.953287703199199" calcext:value-type="float">
            <text:p>0.9532877032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3*PI()*[.A82]/50" office:value-type="float" office:value="5.84336233567702" calcext:value-type="float">
            <text:p>5.8433623357</text:p>
          </table:table-cell>
          <table:table-cell table:formula="of:=[.$F$7]+2*([.$F$8]*COS(1*[.B82])+[.$F$9]*COS(2*[.B82])+[.$F$10]*COS(3*[.B82])+[.$F$11]*COS(4*[.B82])+[.$F$12]*COS(5*[.B82])+[.$F$13]*COS(6*[.B82]))" office:value-type="float" office:value="0.948418016350852" calcext:value-type="float">
            <text:p>0.948418016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3*PI()*[.A83]/50" office:value-type="float" office:value="6.0318578948924" calcext:value-type="float">
            <text:p>6.0318578949</text:p>
          </table:table-cell>
          <table:table-cell table:formula="of:=[.$F$7]+2*([.$F$8]*COS(1*[.B83])+[.$F$9]*COS(2*[.B83])+[.$F$10]*COS(3*[.B83])+[.$F$11]*COS(4*[.B83])+[.$F$12]*COS(5*[.B83])+[.$F$13]*COS(6*[.B83]))" office:value-type="float" office:value="1.00127251006274" calcext:value-type="float">
            <text:p>1.001272510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3*PI()*[.A84]/50" office:value-type="float" office:value="6.22035345410779" calcext:value-type="float">
            <text:p>6.2203534541</text:p>
          </table:table-cell>
          <table:table-cell table:formula="of:=[.$F$7]+2*([.$F$8]*COS(1*[.B84])+[.$F$9]*COS(2*[.B84])+[.$F$10]*COS(3*[.B84])+[.$F$11]*COS(4*[.B84])+[.$F$12]*COS(5*[.B84])+[.$F$13]*COS(6*[.B84]))" office:value-type="float" office:value="1.04800799659845" calcext:value-type="float">
            <text:p>1.0480079966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3*PI()*[.A85]/50" office:value-type="float" office:value="6.40884901332318" calcext:value-type="float">
            <text:p>6.4088490133</text:p>
          </table:table-cell>
          <table:table-cell table:formula="of:=[.$F$7]+2*([.$F$8]*COS(1*[.B85])+[.$F$9]*COS(2*[.B85])+[.$F$10]*COS(3*[.B85])+[.$F$11]*COS(4*[.B85])+[.$F$12]*COS(5*[.B85])+[.$F$13]*COS(6*[.B85]))" office:value-type="float" office:value="1.03730238000715" calcext:value-type="float">
            <text:p>1.03730238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3*PI()*[.A86]/50" office:value-type="float" office:value="6.59734457253857" calcext:value-type="float">
            <text:p>6.5973445725</text:p>
          </table:table-cell>
          <table:table-cell table:formula="of:=[.$F$7]+2*([.$F$8]*COS(1*[.B86])+[.$F$9]*COS(2*[.B86])+[.$F$10]*COS(3*[.B86])+[.$F$11]*COS(4*[.B86])+[.$F$12]*COS(5*[.B86])+[.$F$13]*COS(6*[.B86]))" office:value-type="float" office:value="0.980729478407373" calcext:value-type="float">
            <text:p>0.980729478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3*PI()*[.A87]/50" office:value-type="float" office:value="6.78584013175395" calcext:value-type="float">
            <text:p>6.7858401318</text:p>
          </table:table-cell>
          <table:table-cell table:formula="of:=[.$F$7]+2*([.$F$8]*COS(1*[.B87])+[.$F$9]*COS(2*[.B87])+[.$F$10]*COS(3*[.B87])+[.$F$11]*COS(4*[.B87])+[.$F$12]*COS(5*[.B87])+[.$F$13]*COS(6*[.B87]))" office:value-type="float" office:value="0.94154235413042" calcext:value-type="float">
            <text:p>0.941542354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3*PI()*[.A88]/50" office:value-type="float" office:value="6.97433569096934" calcext:value-type="float">
            <text:p>6.974335691</text:p>
          </table:table-cell>
          <table:table-cell table:formula="of:=[.$F$7]+2*([.$F$8]*COS(1*[.B88])+[.$F$9]*COS(2*[.B88])+[.$F$10]*COS(3*[.B88])+[.$F$11]*COS(4*[.B88])+[.$F$12]*COS(5*[.B88])+[.$F$13]*COS(6*[.B88]))" office:value-type="float" office:value="0.971662993420918" calcext:value-type="float">
            <text:p>0.9716629934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3*PI()*[.A89]/50" office:value-type="float" office:value="7.16283125018473" calcext:value-type="float">
            <text:p>7.1628312502</text:p>
          </table:table-cell>
          <table:table-cell table:formula="of:=[.$F$7]+2*([.$F$8]*COS(1*[.B89])+[.$F$9]*COS(2*[.B89])+[.$F$10]*COS(3*[.B89])+[.$F$11]*COS(4*[.B89])+[.$F$12]*COS(5*[.B89])+[.$F$13]*COS(6*[.B89]))" office:value-type="float" office:value="1.05240950259001" calcext:value-type="float">
            <text:p>1.0524095026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3*PI()*[.A90]/50" office:value-type="float" office:value="7.35132680940012" calcext:value-type="float">
            <text:p>7.3513268094</text:p>
          </table:table-cell>
          <table:table-cell table:formula="of:=[.$F$7]+2*([.$F$8]*COS(1*[.B90])+[.$F$9]*COS(2*[.B90])+[.$F$10]*COS(3*[.B90])+[.$F$11]*COS(4*[.B90])+[.$F$12]*COS(5*[.B90])+[.$F$13]*COS(6*[.B90]))" office:value-type="float" office:value="1.09332090660323" calcext:value-type="float">
            <text:p>1.093320906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3*PI()*[.A91]/50" office:value-type="float" office:value="7.5398223686155" calcext:value-type="float">
            <text:p>7.5398223686</text:p>
          </table:table-cell>
          <table:table-cell table:formula="of:=[.$F$7]+2*([.$F$8]*COS(1*[.B91])+[.$F$9]*COS(2*[.B91])+[.$F$10]*COS(3*[.B91])+[.$F$11]*COS(4*[.B91])+[.$F$12]*COS(5*[.B91])+[.$F$13]*COS(6*[.B91]))" office:value-type="float" office:value="0.995729021357039" calcext:value-type="float">
            <text:p>0.995729021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3*PI()*[.A92]/50" office:value-type="float" office:value="7.72831792783089" calcext:value-type="float">
            <text:p>7.7283179278</text:p>
          </table:table-cell>
          <table:table-cell table:formula="of:=[.$F$7]+2*([.$F$8]*COS(1*[.B92])+[.$F$9]*COS(2*[.B92])+[.$F$10]*COS(3*[.B92])+[.$F$11]*COS(4*[.B92])+[.$F$12]*COS(5*[.B92])+[.$F$13]*COS(6*[.B92]))" office:value-type="float" office:value="0.732747213635905" calcext:value-type="float">
            <text:p>0.7327472136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3*PI()*[.A93]/50" office:value-type="float" office:value="7.91681348704628" calcext:value-type="float">
            <text:p>7.916813487</text:p>
          </table:table-cell>
          <table:table-cell table:formula="of:=[.$F$7]+2*([.$F$8]*COS(1*[.B93])+[.$F$9]*COS(2*[.B93])+[.$F$10]*COS(3*[.B93])+[.$F$11]*COS(4*[.B93])+[.$F$12]*COS(5*[.B93])+[.$F$13]*COS(6*[.B93]))" office:value-type="float" office:value="0.380917498081233" calcext:value-type="float">
            <text:p>0.380917498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3*PI()*[.A94]/50" office:value-type="float" office:value="8.10530904626167" calcext:value-type="float">
            <text:p>8.1053090463</text:p>
          </table:table-cell>
          <table:table-cell table:formula="of:=[.$F$7]+2*([.$F$8]*COS(1*[.B94])+[.$F$9]*COS(2*[.B94])+[.$F$10]*COS(3*[.B94])+[.$F$11]*COS(4*[.B94])+[.$F$12]*COS(5*[.B94])+[.$F$13]*COS(6*[.B94]))" office:value-type="float" office:value="0.0753214164767493" calcext:value-type="float">
            <text:p>0.0753214165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3*PI()*[.A95]/50" office:value-type="float" office:value="8.29380460547706" calcext:value-type="float">
            <text:p>8.2938046055</text:p>
          </table:table-cell>
          <table:table-cell table:formula="of:=[.$F$7]+2*([.$F$8]*COS(1*[.B95])+[.$F$9]*COS(2*[.B95])+[.$F$10]*COS(3*[.B95])+[.$F$11]*COS(4*[.B95])+[.$F$12]*COS(5*[.B95])+[.$F$13]*COS(6*[.B95]))" office:value-type="float" office:value="-0.0796064891540106" calcext:value-type="float">
            <text:p>-0.079606489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3*PI()*[.A96]/50" office:value-type="float" office:value="8.48230016469244" calcext:value-type="float">
            <text:p>8.4823001647</text:p>
          </table:table-cell>
          <table:table-cell table:formula="of:=[.$F$7]+2*([.$F$8]*COS(1*[.B96])+[.$F$9]*COS(2*[.B96])+[.$F$10]*COS(3*[.B96])+[.$F$11]*COS(4*[.B96])+[.$F$12]*COS(5*[.B96])+[.$F$13]*COS(6*[.B96]))" office:value-type="float" office:value="-0.0760161744862977" calcext:value-type="float">
            <text:p>-0.076016174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3*PI()*[.A97]/50" office:value-type="float" office:value="8.67079572390783" calcext:value-type="float">
            <text:p>8.6707957239</text:p>
          </table:table-cell>
          <table:table-cell table:formula="of:=[.$F$7]+2*([.$F$8]*COS(1*[.B97])+[.$F$9]*COS(2*[.B97])+[.$F$10]*COS(3*[.B97])+[.$F$11]*COS(4*[.B97])+[.$F$12]*COS(5*[.B97])+[.$F$13]*COS(6*[.B97]))" office:value-type="float" office:value="0.00366582955615424" calcext:value-type="float">
            <text:p>0.003665829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3*PI()*[.A98]/50" office:value-type="float" office:value="8.85929128312322" calcext:value-type="float">
            <text:p>8.8592912831</text:p>
          </table:table-cell>
          <table:table-cell table:formula="of:=[.$F$7]+2*([.$F$8]*COS(1*[.B98])+[.$F$9]*COS(2*[.B98])+[.$F$10]*COS(3*[.B98])+[.$F$11]*COS(4*[.B98])+[.$F$12]*COS(5*[.B98])+[.$F$13]*COS(6*[.B98]))" office:value-type="float" office:value="0.0569798866385534" calcext:value-type="float">
            <text:p>0.056979886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3*PI()*[.A99]/50" office:value-type="float" office:value="9.0477868423386" calcext:value-type="float">
            <text:p>9.0477868423</text:p>
          </table:table-cell>
          <table:table-cell table:formula="of:=[.$F$7]+2*([.$F$8]*COS(1*[.B99])+[.$F$9]*COS(2*[.B99])+[.$F$10]*COS(3*[.B99])+[.$F$11]*COS(4*[.B99])+[.$F$12]*COS(5*[.B99])+[.$F$13]*COS(6*[.B99]))" office:value-type="float" office:value="0.037784342816093" calcext:value-type="float">
            <text:p>0.0377843428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3*PI()*[.A100]/50" office:value-type="float" office:value="9.23628240155399" calcext:value-type="float">
            <text:p>9.2362824016</text:p>
          </table:table-cell>
          <table:table-cell table:formula="of:=[.$F$7]+2*([.$F$8]*COS(1*[.B100])+[.$F$9]*COS(2*[.B100])+[.$F$10]*COS(3*[.B100])+[.$F$11]*COS(4*[.B100])+[.$F$12]*COS(5*[.B100])+[.$F$13]*COS(6*[.B100]))" office:value-type="float" office:value="-0.0210106780826715" calcext:value-type="float">
            <text:p>-0.021010678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3*PI()*[.A101]/50" office:value-type="float" office:value="9.42477796076938" calcext:value-type="float">
            <text:p>9.4247779608</text:p>
          </table:table-cell>
          <table:table-cell table:formula="of:=[.$F$7]+2*([.$F$8]*COS(1*[.B101])+[.$F$9]*COS(2*[.B101])+[.$F$10]*COS(3*[.B101])+[.$F$11]*COS(4*[.B101])+[.$F$12]*COS(5*[.B101])+[.$F$13]*COS(6*[.B101]))" office:value-type="float" office:value="-0.0517371360519039" calcext:value-type="float">
            <text:p>-0.0517371361</text:p>
          </table:table-cell>
          <table:table-cell table:number-columns-repeated="3"/>
        </table:table-row>
      </table:table>
      <table:table table:name="Sheet1" table:style-name="ta1">
        <table:shapes>
          <draw:frame draw:z-index="0" draw:style-name="gr1" draw:text-style-name="P1" svg:width="159.99mm" svg:height="89.99mm" svg:x="46.16mm" svg:y="1mm">
            <loext:p draw:notify-on-update-of-ranges="Sheet1.A1:Sheet1.A41 Sheet1.B1:Sheet1.B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SIN(PI()*[.A15]*0.5)/(PI()*[.A15])" office:value-type="float" office:value="1.94908591625969E-017" calcext:value-type="float">
            <text:p>1.94908591625969E-17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SIN(PI()*[.A16]*0.5)/(PI()*[.A16])" office:value-type="float" office:value="0.0636619772367581" calcext:value-type="float">
            <text:p>0.063661977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SIN(PI()*[.A17]*0.5)/(PI()*[.A17])" office:value-type="float" office:value="-1.94908591625969E-017" calcext:value-type="float">
            <text:p>-1.94908591625969E-17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SIN(PI()*[.A18]*0.5)/(PI()*[.A18])" office:value-type="float" office:value="-0.106103295394597" calcext:value-type="float">
            <text:p>-0.106103295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SIN(PI()*[.A19]*0.5)/(PI()*[.A19])" office:value-type="float" office:value="1.94908591625969E-017" calcext:value-type="float">
            <text:p>1.94908591625969E-1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SIN(PI()*[.A20]*0.5)/(PI()*[.A20])" office:value-type="float" office:value="0.318309886183791" calcext:value-type="float">
            <text:p>0.31830988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IN(PI()*[.A22]*0.5)/(PI()*[.A22])" office:value-type="float" office:value="0.318309886183791" calcext:value-type="float">
            <text:p>0.31830988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IN(PI()*[.A23]*0.5)/(PI()*[.A23])" office:value-type="float" office:value="1.94908591625969E-017" calcext:value-type="float">
            <text:p>1.94908591625969E-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IN(PI()*[.A24]*0.5)/(PI()*[.A24])" office:value-type="float" office:value="-0.106103295394597" calcext:value-type="float">
            <text:p>-0.10610329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IN(PI()*[.A25]*0.5)/(PI()*[.A25])" office:value-type="float" office:value="-1.94908591625969E-017" calcext:value-type="float">
            <text:p>-1.94908591625969E-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IN(PI()*[.A26]*0.5)/(PI()*[.A26])" office:value-type="float" office:value="0.0636619772367581" calcext:value-type="float">
            <text:p>0.06366197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IN(PI()*[.A27]*0.5)/(PI()*[.A27])" office:value-type="float" office:value="1.94908591625969E-017" calcext:value-type="float">
            <text:p>1.94908591625969E-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UmePlus P Gothic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9">0000/00/00</text:date>, <text:time style:data-style-name="N2" text:time-value="16:22:28.258086179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2:46:58.948251071</meta:creation-date>
    <dc:date>2018-09-29T16:52:29.062431690</dc:date>
    <meta:editing-duration>PT34M38S</meta:editing-duration>
    <meta:editing-cycles>7</meta:editing-cycles>
    <meta:generator>LibreOffice/5.1.6.2$Linux_X86_64 LibreOffice_project/10m0$Build-2</meta:generator>
    <meta:document-statistic meta:table-count="2" meta:cell-count="40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interval-major="1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1:Sheet1.B41" svg:x="0.32cm" svg:y="0.18cm" svg:width="15.36cm" svg:height="8.64cm">
          <chartooo:coordinate-region svg:x="0.558cm" svg:y="0.306cm" svg:width="14.935cm" svg:height="8.242cm"/>
          <chart:axis chart:dimension="x" chart:name="primary-x" chart:style-name="ch3"/>
          <chart:axis chart:dimension="y" chart:name="primary-y" chart:style-name="ch4"/>
          <chart:series chart:style-name="ch5" chart:values-cell-range-address="Sheet1.B1:Sheet1.B41" chart:class="chart:scatter">
            <chart:domain table:cell-range-address="Sheet1.A1:Sheet1.A41"/>
            <chart:data-point chart:repeated="4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">
                <text:p>-20</text:p>
                <draw:g>
                  <svg:desc>Sheet1.A1:Sheet1.A41</svg:desc>
                </draw:g>
              </table:table-cell>
              <table:table-cell office:value-type="float" office:value="0">
                <text:p>0</text:p>
                <draw:g>
                  <svg:desc>Sheet1.B1:Sheet1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9">
                <text:p>-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8">
                <text:p>-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7">
                <text:p>-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6">
                <text:p>-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5">
                <text:p>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4">
                <text:p>-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3">
                <text:p>-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2">
                <text:p>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">
                <text:p>-6</text:p>
              </table:table-cell>
              <table:table-cell office:value-type="float" office:value="1.94908591625969E-017">
                <text:p>1.94908591625969E-0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">
                <text:p>-5</text:p>
              </table:table-cell>
              <table:table-cell office:value-type="float" office:value="0.0636619772367581">
                <text:p>0.06366197723675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">
                <text:p>-4</text:p>
              </table:table-cell>
              <table:table-cell office:value-type="float" office:value="-1.94908591625969E-017">
                <text:p>-1.94908591625969E-0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">
                <text:p>-3</text:p>
              </table:table-cell>
              <table:table-cell office:value-type="float" office:value="-0.106103295394597">
                <text:p>-0.1061032953945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  <table:table-cell office:value-type="float" office:value="1.94908591625969E-017">
                <text:p>1.94908591625969E-0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">
                <text:p>-1</text:p>
              </table:table-cell>
              <table:table-cell office:value-type="float" office:value="0.318309886183791">
                <text:p>0.3183098861837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318309886183791">
                <text:p>0.3183098861837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1.94908591625969E-017">
                <text:p>1.94908591625969E-0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-0.106103295394597">
                <text:p>-0.1061032953945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-1.94908591625969E-017">
                <text:p>-1.94908591625969E-0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0.0636619772367581">
                <text:p>0.06366197723675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1.94908591625969E-017">
                <text:p>1.94908591625969E-0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9" chart:maximum="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2.B1:Sheet2.C101" svg:x="0.32cm" svg:y="0.18cm" svg:width="15.36cm" svg:height="8.64cm">
          <chartooo:coordinate-region svg:x="0.466cm" svg:y="0.38cm" svg:width="15.119cm" svg:height="8.241cm"/>
          <chart:axis chart:dimension="x" chart:name="primary-x" chart:style-name="ch3"/>
          <chart:axis chart:dimension="y" chart:name="primary-y" chart:style-name="ch4"/>
          <chart:series chart:style-name="ch5" chart:values-cell-range-address="Sheet2.C1:Sheet2.C101" chart:class="chart:scatter">
            <chart:domain table:cell-range-address="Sheet2.B1:Sheet2.B101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.42477796076938">
                <text:p>-9.42477796076938</text:p>
                <draw:g>
                  <svg:desc>Sheet2.B1:Sheet2.B101</svg:desc>
                </draw:g>
              </table:table-cell>
              <table:table-cell office:value-type="float" office:value="-0.0517371360519039">
                <text:p>-0.0517371360519039</text:p>
                <draw:g>
                  <svg:desc>Sheet2.C1:Sheet2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23628240155399">
                <text:p>-9.23628240155399</text:p>
              </table:table-cell>
              <table:table-cell office:value-type="float" office:value="-0.0210106780826715">
                <text:p>-0.02101067808267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0477868423386">
                <text:p>-9.0477868423386</text:p>
              </table:table-cell>
              <table:table-cell office:value-type="float" office:value="0.037784342816093">
                <text:p>0.0377843428160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85929128312322">
                <text:p>-8.85929128312322</text:p>
              </table:table-cell>
              <table:table-cell office:value-type="float" office:value="0.0569798866385534">
                <text:p>0.05697988663855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.67079572390783">
                <text:p>-8.67079572390783</text:p>
              </table:table-cell>
              <table:table-cell office:value-type="float" office:value="0.00366582955615424">
                <text:p>0.003665829556154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.48230016469244">
                <text:p>-8.48230016469244</text:p>
              </table:table-cell>
              <table:table-cell office:value-type="float" office:value="-0.0760161744862977">
                <text:p>-0.07601617448629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.29380460547706">
                <text:p>-8.29380460547706</text:p>
              </table:table-cell>
              <table:table-cell office:value-type="float" office:value="-0.0796064891540106">
                <text:p>-0.07960648915401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.10530904626167">
                <text:p>-8.10530904626167</text:p>
              </table:table-cell>
              <table:table-cell office:value-type="float" office:value="0.0753214164767493">
                <text:p>0.07532141647674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.91681348704628">
                <text:p>-7.91681348704628</text:p>
              </table:table-cell>
              <table:table-cell office:value-type="float" office:value="0.380917498081233">
                <text:p>0.3809174980812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.72831792783089">
                <text:p>-7.72831792783089</text:p>
              </table:table-cell>
              <table:table-cell office:value-type="float" office:value="0.732747213635905">
                <text:p>0.7327472136359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.5398223686155">
                <text:p>-7.5398223686155</text:p>
              </table:table-cell>
              <table:table-cell office:value-type="float" office:value="0.995729021357039">
                <text:p>0.9957290213570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.35132680940012">
                <text:p>-7.35132680940012</text:p>
              </table:table-cell>
              <table:table-cell office:value-type="float" office:value="1.09332090660323">
                <text:p>1.093320906603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.16283125018473">
                <text:p>-7.16283125018473</text:p>
              </table:table-cell>
              <table:table-cell office:value-type="float" office:value="1.05240950259001">
                <text:p>1.05240950259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.97433569096934">
                <text:p>-6.97433569096934</text:p>
              </table:table-cell>
              <table:table-cell office:value-type="float" office:value="0.971662993420918">
                <text:p>0.9716629934209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.78584013175395">
                <text:p>-6.78584013175395</text:p>
              </table:table-cell>
              <table:table-cell office:value-type="float" office:value="0.94154235413042">
                <text:p>0.941542354130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.59734457253857">
                <text:p>-6.59734457253857</text:p>
              </table:table-cell>
              <table:table-cell office:value-type="float" office:value="0.980729478407373">
                <text:p>0.9807294784073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.40884901332318">
                <text:p>-6.40884901332318</text:p>
              </table:table-cell>
              <table:table-cell office:value-type="float" office:value="1.03730238000715">
                <text:p>1.037302380007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.22035345410779">
                <text:p>-6.22035345410779</text:p>
              </table:table-cell>
              <table:table-cell office:value-type="float" office:value="1.04800799659845">
                <text:p>1.048007996598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.0318578948924">
                <text:p>-6.0318578948924</text:p>
              </table:table-cell>
              <table:table-cell office:value-type="float" office:value="1.00127251006274">
                <text:p>1.001272510062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5.84336233567702">
                <text:p>-5.84336233567702</text:p>
              </table:table-cell>
              <table:table-cell office:value-type="float" office:value="0.948418016350852">
                <text:p>0.9484180163508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5.65486677646163">
                <text:p>-5.65486677646163</text:p>
              </table:table-cell>
              <table:table-cell office:value-type="float" office:value="0.953287703199199">
                <text:p>0.9532877031991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.46637121724624">
                <text:p>-5.46637121724624</text:p>
              </table:table-cell>
              <table:table-cell office:value-type="float" office:value="1.02446506845549">
                <text:p>1.024465068455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.27787565803085">
                <text:p>-5.27787565803085</text:p>
              </table:table-cell>
              <table:table-cell office:value-type="float" office:value="1.0909964764091">
                <text:p>1.09099647640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5.08938009881546">
                <text:p>-5.08938009881546</text:p>
              </table:table-cell>
              <table:table-cell office:value-type="float" office:value="1.04745790957319">
                <text:p>1.047457909573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.90088453960008">
                <text:p>-4.90088453960008</text:p>
              </table:table-cell>
              <table:table-cell office:value-type="float" office:value="0.836003870213591">
                <text:p>0.8360038702135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.71238898038469">
                <text:p>-4.71238898038469</text:p>
              </table:table-cell>
              <table:table-cell office:value-type="float" office:value="0.499999999999999">
                <text:p>0.4999999999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.5238934211693">
                <text:p>-4.5238934211693</text:p>
              </table:table-cell>
              <table:table-cell office:value-type="float" office:value="0.163996129786408">
                <text:p>0.1639961297864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.33539786195392">
                <text:p>-4.33539786195392</text:p>
              </table:table-cell>
              <table:table-cell office:value-type="float" office:value="-0.0474579095731914">
                <text:p>-0.04745790957319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.14690230273853">
                <text:p>-4.14690230273853</text:p>
              </table:table-cell>
              <table:table-cell office:value-type="float" office:value="-0.0909964764091029">
                <text:p>-0.09099647640910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.95840674352314">
                <text:p>-3.95840674352314</text:p>
              </table:table-cell>
              <table:table-cell office:value-type="float" office:value="-0.024465068455494">
                <text:p>-0.0244650684554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.76991118430775">
                <text:p>-3.76991118430775</text:p>
              </table:table-cell>
              <table:table-cell office:value-type="float" office:value="0.0467122968008015">
                <text:p>0.04671229680080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.58141562509236">
                <text:p>-3.58141562509236</text:p>
              </table:table-cell>
              <table:table-cell office:value-type="float" office:value="0.0515819836491471">
                <text:p>0.05158198364914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.39292006587698">
                <text:p>-3.39292006587698</text:p>
              </table:table-cell>
              <table:table-cell office:value-type="float" office:value="-0.00127251006274443">
                <text:p>-0.001272510062744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.20442450666159">
                <text:p>-3.20442450666159</text:p>
              </table:table-cell>
              <table:table-cell office:value-type="float" office:value="-0.0480079965984483">
                <text:p>-0.04800799659844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.0159289474462">
                <text:p>-3.0159289474462</text:p>
              </table:table-cell>
              <table:table-cell office:value-type="float" office:value="-0.037302380007148">
                <text:p>-0.0373023800071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82743338823081">
                <text:p>-2.82743338823081</text:p>
              </table:table-cell>
              <table:table-cell office:value-type="float" office:value="0.0192705215926263">
                <text:p>0.01927052159262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63893782901543">
                <text:p>-2.63893782901543</text:p>
              </table:table-cell>
              <table:table-cell office:value-type="float" office:value="0.0584576458695792">
                <text:p>0.05845764586957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.45044226980004">
                <text:p>-2.45044226980004</text:p>
              </table:table-cell>
              <table:table-cell office:value-type="float" office:value="0.0283370065790817">
                <text:p>0.02833700657908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.26194671058465">
                <text:p>-2.26194671058465</text:p>
              </table:table-cell>
              <table:table-cell office:value-type="float" office:value="-0.0524095025900129">
                <text:p>-0.05240950259001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.07345115136926">
                <text:p>-2.07345115136926</text:p>
              </table:table-cell>
              <table:table-cell office:value-type="float" office:value="-0.0933209066032271">
                <text:p>-0.09332090660322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88495559215388">
                <text:p>-1.88495559215388</text:p>
              </table:table-cell>
              <table:table-cell office:value-type="float" office:value="0.00427097864296289">
                <text:p>0.004270978642962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69646003293849">
                <text:p>-1.69646003293849</text:p>
              </table:table-cell>
              <table:table-cell office:value-type="float" office:value="0.267252786364096">
                <text:p>0.2672527863640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5079644737231">
                <text:p>-1.5079644737231</text:p>
              </table:table-cell>
              <table:table-cell office:value-type="float" office:value="0.619082501918767">
                <text:p>0.6190825019187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31946891450771">
                <text:p>-1.31946891450771</text:p>
              </table:table-cell>
              <table:table-cell office:value-type="float" office:value="0.92467858352325">
                <text:p>0.924678583523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13097335529233">
                <text:p>-1.13097335529233</text:p>
              </table:table-cell>
              <table:table-cell office:value-type="float" office:value="1.07960648915401">
                <text:p>1.079606489154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942477796076938">
                <text:p>-0.942477796076938</text:p>
              </table:table-cell>
              <table:table-cell office:value-type="float" office:value="1.0760161744863">
                <text:p>1.07601617448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75398223686155">
                <text:p>-0.75398223686155</text:p>
              </table:table-cell>
              <table:table-cell office:value-type="float" office:value="0.996334170443846">
                <text:p>0.9963341704438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65486677646163">
                <text:p>-0.565486677646163</text:p>
              </table:table-cell>
              <table:table-cell office:value-type="float" office:value="0.943020113361447">
                <text:p>0.9430201133614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376991118430775">
                <text:p>-0.376991118430775</text:p>
              </table:table-cell>
              <table:table-cell office:value-type="float" office:value="0.962215657183907">
                <text:p>0.9622156571839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88495559215388">
                <text:p>-0.188495559215388</text:p>
              </table:table-cell>
              <table:table-cell office:value-type="float" office:value="1.02101067808267">
                <text:p>1.021010678082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.0517371360519">
                <text:p>1.05173713605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88495559215388">
                <text:p>0.188495559215388</text:p>
              </table:table-cell>
              <table:table-cell office:value-type="float" office:value="1.02101067808267">
                <text:p>1.021010678082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76991118430775">
                <text:p>0.376991118430775</text:p>
              </table:table-cell>
              <table:table-cell office:value-type="float" office:value="0.962215657183907">
                <text:p>0.9622156571839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65486677646163">
                <text:p>0.565486677646163</text:p>
              </table:table-cell>
              <table:table-cell office:value-type="float" office:value="0.943020113361447">
                <text:p>0.9430201133614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5398223686155">
                <text:p>0.75398223686155</text:p>
              </table:table-cell>
              <table:table-cell office:value-type="float" office:value="0.996334170443846">
                <text:p>0.9963341704438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42477796076938">
                <text:p>0.942477796076938</text:p>
              </table:table-cell>
              <table:table-cell office:value-type="float" office:value="1.0760161744863">
                <text:p>1.07601617448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3097335529233">
                <text:p>1.13097335529233</text:p>
              </table:table-cell>
              <table:table-cell office:value-type="float" office:value="1.07960648915401">
                <text:p>1.079606489154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31946891450771">
                <text:p>1.31946891450771</text:p>
              </table:table-cell>
              <table:table-cell office:value-type="float" office:value="0.92467858352325">
                <text:p>0.924678583523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5079644737231">
                <text:p>1.5079644737231</text:p>
              </table:table-cell>
              <table:table-cell office:value-type="float" office:value="0.619082501918767">
                <text:p>0.6190825019187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69646003293849">
                <text:p>1.69646003293849</text:p>
              </table:table-cell>
              <table:table-cell office:value-type="float" office:value="0.267252786364096">
                <text:p>0.2672527863640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88495559215388">
                <text:p>1.88495559215388</text:p>
              </table:table-cell>
              <table:table-cell office:value-type="float" office:value="0.00427097864296289">
                <text:p>0.004270978642962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7345115136926">
                <text:p>2.07345115136926</text:p>
              </table:table-cell>
              <table:table-cell office:value-type="float" office:value="-0.0933209066032271">
                <text:p>-0.09332090660322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26194671058465">
                <text:p>2.26194671058465</text:p>
              </table:table-cell>
              <table:table-cell office:value-type="float" office:value="-0.0524095025900129">
                <text:p>-0.05240950259001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45044226980004">
                <text:p>2.45044226980004</text:p>
              </table:table-cell>
              <table:table-cell office:value-type="float" office:value="0.0283370065790817">
                <text:p>0.02833700657908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63893782901543">
                <text:p>2.63893782901543</text:p>
              </table:table-cell>
              <table:table-cell office:value-type="float" office:value="0.0584576458695792">
                <text:p>0.05845764586957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82743338823081">
                <text:p>2.82743338823081</text:p>
              </table:table-cell>
              <table:table-cell office:value-type="float" office:value="0.0192705215926263">
                <text:p>0.01927052159262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0159289474462">
                <text:p>3.0159289474462</text:p>
              </table:table-cell>
              <table:table-cell office:value-type="float" office:value="-0.037302380007148">
                <text:p>-0.0373023800071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20442450666159">
                <text:p>3.20442450666159</text:p>
              </table:table-cell>
              <table:table-cell office:value-type="float" office:value="-0.0480079965984483">
                <text:p>-0.04800799659844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39292006587698">
                <text:p>3.39292006587698</text:p>
              </table:table-cell>
              <table:table-cell office:value-type="float" office:value="-0.00127251006274443">
                <text:p>-0.001272510062744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58141562509236">
                <text:p>3.58141562509236</text:p>
              </table:table-cell>
              <table:table-cell office:value-type="float" office:value="0.0515819836491471">
                <text:p>0.05158198364914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76991118430775">
                <text:p>3.76991118430775</text:p>
              </table:table-cell>
              <table:table-cell office:value-type="float" office:value="0.0467122968008015">
                <text:p>0.04671229680080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95840674352314">
                <text:p>3.95840674352314</text:p>
              </table:table-cell>
              <table:table-cell office:value-type="float" office:value="-0.024465068455494">
                <text:p>-0.0244650684554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14690230273853">
                <text:p>4.14690230273853</text:p>
              </table:table-cell>
              <table:table-cell office:value-type="float" office:value="-0.0909964764091029">
                <text:p>-0.09099647640910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33539786195392">
                <text:p>4.33539786195392</text:p>
              </table:table-cell>
              <table:table-cell office:value-type="float" office:value="-0.0474579095731914">
                <text:p>-0.04745790957319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5238934211693">
                <text:p>4.5238934211693</text:p>
              </table:table-cell>
              <table:table-cell office:value-type="float" office:value="0.163996129786408">
                <text:p>0.1639961297864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71238898038469">
                <text:p>4.71238898038469</text:p>
              </table:table-cell>
              <table:table-cell office:value-type="float" office:value="0.499999999999999">
                <text:p>0.4999999999999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90088453960008">
                <text:p>4.90088453960008</text:p>
              </table:table-cell>
              <table:table-cell office:value-type="float" office:value="0.836003870213591">
                <text:p>0.8360038702135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08938009881546">
                <text:p>5.08938009881546</text:p>
              </table:table-cell>
              <table:table-cell office:value-type="float" office:value="1.04745790957319">
                <text:p>1.047457909573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27787565803085">
                <text:p>5.27787565803085</text:p>
              </table:table-cell>
              <table:table-cell office:value-type="float" office:value="1.0909964764091">
                <text:p>1.09099647640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46637121724624">
                <text:p>5.46637121724624</text:p>
              </table:table-cell>
              <table:table-cell office:value-type="float" office:value="1.02446506845549">
                <text:p>1.024465068455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65486677646163">
                <text:p>5.65486677646163</text:p>
              </table:table-cell>
              <table:table-cell office:value-type="float" office:value="0.953287703199199">
                <text:p>0.9532877031991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84336233567702">
                <text:p>5.84336233567702</text:p>
              </table:table-cell>
              <table:table-cell office:value-type="float" office:value="0.948418016350852">
                <text:p>0.9484180163508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0318578948924">
                <text:p>6.0318578948924</text:p>
              </table:table-cell>
              <table:table-cell office:value-type="float" office:value="1.00127251006274">
                <text:p>1.001272510062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22035345410779">
                <text:p>6.22035345410779</text:p>
              </table:table-cell>
              <table:table-cell office:value-type="float" office:value="1.04800799659845">
                <text:p>1.048007996598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40884901332318">
                <text:p>6.40884901332318</text:p>
              </table:table-cell>
              <table:table-cell office:value-type="float" office:value="1.03730238000715">
                <text:p>1.037302380007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59734457253857">
                <text:p>6.59734457253857</text:p>
              </table:table-cell>
              <table:table-cell office:value-type="float" office:value="0.980729478407373">
                <text:p>0.9807294784073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78584013175395">
                <text:p>6.78584013175395</text:p>
              </table:table-cell>
              <table:table-cell office:value-type="float" office:value="0.94154235413042">
                <text:p>0.941542354130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97433569096934">
                <text:p>6.97433569096934</text:p>
              </table:table-cell>
              <table:table-cell office:value-type="float" office:value="0.971662993420918">
                <text:p>0.9716629934209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16283125018473">
                <text:p>7.16283125018473</text:p>
              </table:table-cell>
              <table:table-cell office:value-type="float" office:value="1.05240950259001">
                <text:p>1.05240950259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35132680940012">
                <text:p>7.35132680940012</text:p>
              </table:table-cell>
              <table:table-cell office:value-type="float" office:value="1.09332090660323">
                <text:p>1.093320906603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5398223686155">
                <text:p>7.5398223686155</text:p>
              </table:table-cell>
              <table:table-cell office:value-type="float" office:value="0.995729021357039">
                <text:p>0.9957290213570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72831792783089">
                <text:p>7.72831792783089</text:p>
              </table:table-cell>
              <table:table-cell office:value-type="float" office:value="0.732747213635905">
                <text:p>0.7327472136359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91681348704628">
                <text:p>7.91681348704628</text:p>
              </table:table-cell>
              <table:table-cell office:value-type="float" office:value="0.380917498081233">
                <text:p>0.3809174980812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10530904626167">
                <text:p>8.10530904626167</text:p>
              </table:table-cell>
              <table:table-cell office:value-type="float" office:value="0.0753214164767493">
                <text:p>0.07532141647674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29380460547706">
                <text:p>8.29380460547706</text:p>
              </table:table-cell>
              <table:table-cell office:value-type="float" office:value="-0.0796064891540106">
                <text:p>-0.07960648915401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48230016469244">
                <text:p>8.48230016469244</text:p>
              </table:table-cell>
              <table:table-cell office:value-type="float" office:value="-0.0760161744862977">
                <text:p>-0.07601617448629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67079572390783">
                <text:p>8.67079572390783</text:p>
              </table:table-cell>
              <table:table-cell office:value-type="float" office:value="0.00366582955615424">
                <text:p>0.003665829556154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.85929128312322">
                <text:p>8.85929128312322</text:p>
              </table:table-cell>
              <table:table-cell office:value-type="float" office:value="0.0569798866385534">
                <text:p>0.05697988663855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0477868423386">
                <text:p>9.0477868423386</text:p>
              </table:table-cell>
              <table:table-cell office:value-type="float" office:value="0.037784342816093">
                <text:p>0.0377843428160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23628240155399">
                <text:p>9.23628240155399</text:p>
              </table:table-cell>
              <table:table-cell office:value-type="float" office:value="-0.0210106780826715">
                <text:p>-0.02101067808267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42477796076938">
                <text:p>9.42477796076938</text:p>
              </table:table-cell>
              <table:table-cell office:value-type="float" office:value="-0.0517371360519039">
                <text:p>-0.05173713605190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